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118.09pt"/>
    </style:style>
    <style:style style:name="co9" style:family="table-column">
      <style:table-column-properties fo:break-before="auto" style:column-width="111.91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8.95pt"/>
    </style:style>
    <style:style style:name="co13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pt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19-10-26" calcext:value-type="date">
            <text:p>Oct 26, 2019</text:p>
          </table:table-cell>
          <table:table-cell table:style-name="ce13" office:value-type="float" office:value="2853" calcext:value-type="float">
            <text:p>2853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1:.G1])" office:value-type="float" office:value="126" calcext:value-type="float">
            <text:p>12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5" calcext:value-type="date">
            <text:p>Oct 25, 2019</text:p>
          </table:table-cell>
          <table:table-cell table:style-name="ce13" office:value-type="float" office:value="2852" calcext:value-type="float">
            <text:p>2852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2:.G2])" office:value-type="float" office:value="111" calcext:value-type="float">
            <text:p>11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4" calcext:value-type="date">
            <text:p>Oct 24, 2019</text:p>
          </table:table-cell>
          <table:table-cell table:style-name="ce13" office:value-type="float" office:value="2851" calcext:value-type="float">
            <text:p>2851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3:.G3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3" calcext:value-type="date">
            <text:p>Oct 23, 2019</text:p>
          </table:table-cell>
          <table:table-cell table:style-name="ce13" office:value-type="float" office:value="2850" calcext:value-type="float">
            <text:p>2850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4:.G4])" office:value-type="float" office:value="118" calcext:value-type="float">
            <text:p>11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2" calcext:value-type="date">
            <text:p>Oct 22, 2019</text:p>
          </table:table-cell>
          <table:table-cell table:style-name="ce13" office:value-type="float" office:value="2849" calcext:value-type="float">
            <text:p>2849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5:.G5])" office:value-type="float" office:value="103" calcext:value-type="float">
            <text:p>10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1" calcext:value-type="date">
            <text:p>Oct 21, 2019</text:p>
          </table:table-cell>
          <table:table-cell table:style-name="ce13" office:value-type="float" office:value="2848" calcext:value-type="float">
            <text:p>2848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6:.G6])" office:value-type="float" office:value="124" calcext:value-type="float">
            <text:p>12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0" calcext:value-type="date">
            <text:p>Oct 20, 2019</text:p>
          </table:table-cell>
          <table:table-cell table:style-name="ce13" office:value-type="float" office:value="2847" calcext:value-type="float">
            <text:p>284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7:.G7])" office:value-type="float" office:value="127" calcext:value-type="float">
            <text:p>12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9" calcext:value-type="date">
            <text:p>Oct 19, 2019</text:p>
          </table:table-cell>
          <table:table-cell table:style-name="ce13" office:value-type="float" office:value="2846" calcext:value-type="float">
            <text:p>284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8:.G8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8" calcext:value-type="date">
            <text:p>Oct 18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9:.G9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Oct 17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10:.G10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Oct 16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:.G11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Oct 15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:.G12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Oct 14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:.G1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Oct 13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:.G1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Oct 12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:.G1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Oct 11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:.G1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Oct 10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:.G1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Oct 9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:.G1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Oct 8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:.G1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Oct 7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0:.G2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Oct 6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1:.G2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Oct 5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2:.G2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Oct 4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3:.G2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Oct 3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4:.G2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Oct 2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:.G2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Oct 1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:.G2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Sep 30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:.G2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Sep 29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8:.G28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Sep 28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9:.G2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Sep 27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0:.G30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Sep 26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:.G3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Sep 25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2:.G3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Sep 24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3:.G3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Sep 23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:.G34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Sep 22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5:.G3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Sep 21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:.G36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Sep 20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7:.G3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Sep 19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8:.G3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Sep 18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:.G3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Sep 17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0:.G4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Sep 16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1:.G4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Sep 15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2:.G4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Sep 14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3:.G4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Sep 13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4:.G4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Sep 12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:.G4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Sep 11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:.G4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Sep 10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7:.G4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Sep 9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48:.G4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Sep 8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:.G49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Sep 7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0:.G5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Sep 6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1:.G51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Sep 5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2:.G52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Sep 4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3:.G5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Sep 3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:.G5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Sep 2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:.G5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Sep 1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:.G5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Aug 31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7:.G5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Aug 30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:.G5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Aug 29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9:.G5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Aug 28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:.G6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Aug 27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1:.G6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Aug 26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:.G6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Aug 25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3:.G6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Aug 24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:.G6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Aug 23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:.G6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Aug 22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:.G6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Aug 21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:.G6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Aug 20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8:.G6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Aug 19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9:.G6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Aug 18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0:.G7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Aug 17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:.G7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Aug 16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2:.G7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Aug 15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3:.G7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Aug 14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4:.G7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Aug 13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5:.G7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Aug 12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6:.G7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Aug 11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:.G7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Aug 10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8:.G7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Aug 9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9:.G7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Aug 8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0:.G8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Aug 7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:.G8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Aug 6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2:.G8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Aug 5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3:.G8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Aug 4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:.G8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Aug 3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5:.G8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Aug 2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6:.G8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Aug 1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7:.G8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Jul 31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:.G8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Jul 30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:.G8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Jul 29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0:.G9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Jul 28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1:.G9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Jul 27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2:.G9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Jul 26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3:.G9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Jul 25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:.G94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Jul 24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5:.G9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Jul 23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6:.G9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Jul 22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:.G9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Jul 21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:.G9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Jul 20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9:.G9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Jul 19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:.G10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Jul 18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:.G101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Jul 17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2:.G102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Jul 16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3:.G10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Jul 15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:.G10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Jul 14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:.G10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Jul 13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6:.G10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Jul 12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:.G10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Jul 11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8:.G10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Jul 10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9:.G10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Jul 9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0:.G11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Jul 8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:.G11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Jul 7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2:.G11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Jul 6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3:.G11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Jul 5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4:.G11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Jul 4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:.G11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Jul 3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6:.G11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Jul 2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:.G117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Jul 1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18:.G118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Jun 30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9:.G11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Jun 29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20:.G12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Jun 28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1:.G121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Jun 27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:.G12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Jun 26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3:.G12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Jun 25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:.G124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Jun 24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5:.G12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Jun 23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6:.G12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Jun 22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:.G12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Jun 21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8:.G12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Jun 20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29:.G12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Jun 19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0:.G13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Jun 18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1:.G13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Jun 17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2:.G13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Jun 16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:.G133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Jun 15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:.G13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Jun 14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5:.G135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Jun 13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6:.G13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Jun 12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7:.G13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Jun 11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8:.G13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Jun 10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39:.G13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Jun 9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:.G14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Jun 8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1:.G14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Jun 7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:.G14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Jun 6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:.G14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Jun 5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4:.G14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Jun 4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:.G14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Jun 3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6:.G14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Jun 2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:.G14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Jun 1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:.G14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May 31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:.G14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May 30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:.G15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May 29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:.G15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May 28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:.G152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May 27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:.G153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May 26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4:.G15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May 25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5:.G15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May 24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6:.G15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May 23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:.G15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May 22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:.G15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May 21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9:.G15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May 20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:.G16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May 19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1:.G16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May 18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:.G16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May 17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63:.G163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May 16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4:.G16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May 15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:.G16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May 14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:.G16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May 13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:.G16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May 12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8:.G16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May 11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:.G16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May 10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:.G17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May 9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1:.G17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May 8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2:.G17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May 7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3:.G17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May 6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4:.G17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May 5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5:.G17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May 4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76:.G176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May 3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:.G177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May 2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:.G17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May 1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:.G17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Apr 30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0:.G18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Apr 29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1:.G18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Apr 28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2:.G18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Apr 27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3:.G18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Apr 26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4:.G18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Apr 25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:.G18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Apr 24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6:.G18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Apr 23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:.G18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Apr 22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:.G18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Apr 21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9:.G18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Apr 20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0:.G19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Apr 19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:.G19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Apr 18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2:.G19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Apr 17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3:.G19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Apr 16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4:.G19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Apr 15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5:.G19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Apr 14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6:.G19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Apr 13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7:.G19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Apr 12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8:.G19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Apr 11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9:.G19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Apr 10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00:.G20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Apr 9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1:.G20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Apr 8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2:.G20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Apr 7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3:.G20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Apr 6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4:.G20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Apr 5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5:.G20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Apr 4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6:.G20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Apr 3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07:.G20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Apr 2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8:.G20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Apr 1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09:.G20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Mar 31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0:.G21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Mar 30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1:.G21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Mar 29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2:.G21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Mar 28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3:.G213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Mar 27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14:.G21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Mar 26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5:.G21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Mar 25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16:.G21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Mar 24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7:.G21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Mar 23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8:.G21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Mar 22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19:.G21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Mar 21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20:.G22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Mar 20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21:.G22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Mar 19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22:.G22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Mar 18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23:.G22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Mar 17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4:.G22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Mar 16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25:.G22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Mar 15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26:.G226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Mar 14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7:.G227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Mar 13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28:.G22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Mar 12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9:.G22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Mar 11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0:.G23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Mar 10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1:.G23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Mar 9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2:.G23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Mar 8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3:.G23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Mar 7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4:.G23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Mar 6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35:.G23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Mar 5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6:.G23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Mar 4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7:.G23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Mar 3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8:.G23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Mar 2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9:.G23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Mar 1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40:.G24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Feb 28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41:.G24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Feb 27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2:.G24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Feb 26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43:.G24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Feb 25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4:.G24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Feb 24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5:.G24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Feb 23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6:.G24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Feb 22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47:.G247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Feb 21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8:.G24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Feb 20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9:.G24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Feb 19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0:.G25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Feb 18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51:.G25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Feb 17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2:.G25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Feb 16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3:.G25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Feb 15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4:.G25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Feb 14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5:.G25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Feb 13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6:.G25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Feb 12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7:.G257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Feb 11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58:.G25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Feb 10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9:.G25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Feb 9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0:.G26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Feb 8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1:.G26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Feb 7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62:.G26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Feb 6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63:.G263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Feb 5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64:.G26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Feb 4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5:.G26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Feb 3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6:.G26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Feb 2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7:.G26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Feb 1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8:.G26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Jan 31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9:.G26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Jan 30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0:.G27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Jan 29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1:.G27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Jan 28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2:.G27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Jan 27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3:.G27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Jan 26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74:.G274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Jan 25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5:.G27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Jan 24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76:.G27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Jan 23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7:.G27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Jan 22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78:.G27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Jan 21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79:.G279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Jan 20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0:.G28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Jan 19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1:.G28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Jan 18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2:.G28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Jan 17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3:.G28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Jan 16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4:.G28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Jan 15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5:.G28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Jan 14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86:.G28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Jan 13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7:.G28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Jan 12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8:.G288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Jan 11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9:.G289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Jan 10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90:.G29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Jan 9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1:.G29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Jan 8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2:.G29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Jan 7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3:.G29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Jan 6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4:.G29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Jan 5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5:.G29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Jan 4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96:.G29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Jan 3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7:.G29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Jan 2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8:.G29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Jan 1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9:.G29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Dec 31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00:.G30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Dec 30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01:.G30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Dec 29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2:.G30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Dec 28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03:.G30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Dec 27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304:.G3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Dec 26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305:.G3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Dec 25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06:.G30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Dec 24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307:.G3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Dec 23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08:.G3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Dec 22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09:.G3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Dec 21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10:.G3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Dec 20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11:.G3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Dec 19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12:.G3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Dec 18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13:.G3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Dec 17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14:.G3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Dec 16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15:.G3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Dec 15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16:.G3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Dec 14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17:.G3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Dec 13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18:.G3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Dec 12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9:.G31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Dec 11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0:.G320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Dec 10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1:.G32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Dec 9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2:.G32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Dec 8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3:.G32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Dec 7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24:.G32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Dec 6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25:.G32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Dec 5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26:.G3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Dec 4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7:.G32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Dec 3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8:.G32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Dec 2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29:.G32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Dec 1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30:.G33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Nov 30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31:.G3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Nov 29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2:.G33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Nov 28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3:.G33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Nov 27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4:.G33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Nov 26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35:.G33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Nov 25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36:.G33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Nov 24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37:.G33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Nov 23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8:.G33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Nov 22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9:.G33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Nov 21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0:.G34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Nov 20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1:.G34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Nov 19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42:.G342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Nov 18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3:.G34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Nov 17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44:.G34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Nov 16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5:.G34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Nov 15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46:.G34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Nov 14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7:.G34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Nov 13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48:.G34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Nov 12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9:.G34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Nov 11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50:.G35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Nov 10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1:.G35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Nov 9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52:.G35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Nov 8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3:.G35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Nov 7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54:.G35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Nov 6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5:.G35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Nov 5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56:.G356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Nov 4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7:.G35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Nov 3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8:.G35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Nov 2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9:.G35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Nov 1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0:.G36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Oct 31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1:.G36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Oct 30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2:.G36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Oct 29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63:.G363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Oct 28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4:.G36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Oct 27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5:.G365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Oct 26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6:.G36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Oct 25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67:.G36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Oct 24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68:.G36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Oct 23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9:.G36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Oct 22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70:.G370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Oct 21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1:.G37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Oct 20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2:.G37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Oct 19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73:.G37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Oct 18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4:.G37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Oct 17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5:.G37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Oct 16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76:.G37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Oct 15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7:.G37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Oct 14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8:.G37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Oct 13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9:.G37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Oct 12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80:.G38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Oct 11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81:.G381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Oct 10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2:.G38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Oct 9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83:.G38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Oct 8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4:.G38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Oct 7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85:.G38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Oct 6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6:.G38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Oct 5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7:.G38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Oct 4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88:.G38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Oct 3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89:.G38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Oct 2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0:.G39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Oct 1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1:.G39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Sep 30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2:.G39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Sep 29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93:.G39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Sep 28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4:.G39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Sep 27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95:.G39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Sep 26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96:.G396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Sep 25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97:.G39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Sep 24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8:.G39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Sep 23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9:.G39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Sep 22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0:.G400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Sep 21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01:.G40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Sep 20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402:.G40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Sep 19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403:.G40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Sep 18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404:.G4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Sep 17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405:.G4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Sep 16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406:.G4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Sep 15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407:.G4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Sep 14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08:.G4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Sep 13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09:.G4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Sep 12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10:.G4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Sep 11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11:.G4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Sep 10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12:.G4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Sep 9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13:.G4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Sep 8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14:.G4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Sep 7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15:.G4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Sep 6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16:.G4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Sep 5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17:.G4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Sep 4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18:.G4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Sep 3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19:.G4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Sep 2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20:.G4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Sep 1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21:.G4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Aug 31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22:.G4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Aug 30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23:.G4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Aug 29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24:.G4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Aug 28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25:.G4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Aug 27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26:.G4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Aug 26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27:.G4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Aug 25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28:.G4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Aug 24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29:.G4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Aug 23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table:number-columns-repeated="5"/>
          <table:table-cell table:formula="of:=SUM([.C430:.G4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Aug 22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31:.G4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Aug 21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32:.G4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Aug 20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33:.G4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Aug 19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34:.G4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Aug 18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35:.G4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Aug 17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36:.G4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Aug 16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37:.G4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Aug 15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38:.G4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Aug 14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39:.G4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Aug 13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40:.G4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Aug 12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41:.G4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Aug 11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Aug 10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43:.G4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Aug 9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44:.G44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Aug 8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45:.G44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Aug 7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46:.G44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Aug 6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47:.G44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Aug 5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48:.G44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Aug 4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49:.G44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Aug 3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50:.G45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Aug 2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51:.G45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Aug 1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2:.G45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Jul 31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53:.G45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Jul 30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4:.G45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Jul 29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55:.G45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Jul 28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56:.G45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Jul 27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57:.G457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Jul 26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8:.G45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Jul 25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59:.G45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Jul 24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60:.G46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Jul 23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1:.G46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Jul 22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2:.G46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Jul 21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63:.G46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Jul 20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64:.G464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Jul 19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65:.G46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Jul 18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6:.G46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Jul 17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67:.G46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Jul 16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8:.G46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Jul 15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69:.G46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Jul 14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0:.G47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Jul 13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71:.G47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Jul 12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72:.G47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Jul 11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3:.G47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Jul 10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4:.G47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Jul 9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75:.G475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Jul 8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6:.G47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Jul 7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7:.G477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Jul 6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78:.G47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Jul 5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79:.G47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Jul 4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0:.G48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Jul 3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481:.G481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Jul 2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2:.G48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Jul 1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3:.G48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Jun 30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4:.G48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Jun 29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5:.G48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Jun 28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6:.G48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Jun 27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7:.G48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Jun 26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8:.G48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Jun 25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9:.G48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Jun 24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0:.G49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Jun 23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91:.G49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Jun 22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2:.G49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Jun 21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3:.G49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Jun 20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94:.G494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Jun 19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5:.G49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Jun 18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6:.G49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Jun 17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7:.G49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Jun 16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8:.G49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Jun 15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9:.G49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Jun 14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00:.G50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Jun 13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01:.G50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Jun 12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02:.G50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Jun 11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3:.G50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Jun 10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504:.G504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Jun 9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5:.G50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Jun 8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6:.G50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Jun 7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07:.G50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Jun 6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08:.G50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Jun 5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09:.G50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Jun 4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0:.G51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Jun 3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1:.G51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Jun 2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2:.G51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Jun 1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13:.G51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May 31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4:.G51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May 30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5:.G51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May 29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6:.G51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May 28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17:.G517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May 27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8:.G518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May 26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19:.G51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May 25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0:.G52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May 24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1:.G52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May 23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22:.G522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May 22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3:.G52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May 21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24:.G524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May 20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25:.G52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May 19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6:.G52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May 18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7:.G52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May 17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8:.G52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May 16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9:.G52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May 15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30:.G53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May 14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31:.G53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May 13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32:.G532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May 12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33:.G53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May 11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4:.G53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May 10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5:.G53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May 9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6:.G536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May 8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7:.G53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May 7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8:.G538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May 6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9:.G53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May 5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0:.G54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May 4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1:.G54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May 3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2:.G54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May 2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3:.G543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May 1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4:.G54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Apr 30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5:.G545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Apr 29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6:.G546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Apr 28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7:.G54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Apr 27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8:.G54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Apr 26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9:.G54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Apr 25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0:.G55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Apr 24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51:.G55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Apr 23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52:.G55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Apr 22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3:.G55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Apr 21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4:.G55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Apr 20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5:.G55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Apr 19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6:.G55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Apr 18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7:.G55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Apr 17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8:.G55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Apr 16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9:.G55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Apr 15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60:.G56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Apr 14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61:.G56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Apr 13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2:.G56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Apr 12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63:.G56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Apr 11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4:.G56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Apr 10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5:.G565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Apr 9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66:.G56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Apr 8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67:.G56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Apr 7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8:.G56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Apr 6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69:.G569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Apr 5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70:.G57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Apr 4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1:.G57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Apr 3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72:.G57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Apr 2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73:.G57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Apr 1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4:.G574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Mar 31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575:.G575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Mar 30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76:.G57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Mar 29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77:.G57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Mar 28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78:.G57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Mar 27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9:.G57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Mar 26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0:.G58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Mar 25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1:.G58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Mar 24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2:.G582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Mar 23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83:.G58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Mar 22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4:.G584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Mar 21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5:.G58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Mar 20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6:.G58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Mar 19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7:.G587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Mar 18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88:.G58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Mar 17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9:.G58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Mar 16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0:.G590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Mar 15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1:.G59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Mar 14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92:.G592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Mar 13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93:.G59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Mar 12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94:.G59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Mar 11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95:.G59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Mar 10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6:.G59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Mar 9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7:.G59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Mar 8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8:.G59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Mar 7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99:.G59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Mar 6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00:.G60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Mar 5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1:.G601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Mar 4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02:.G60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Mar 3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03:.G60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Mar 2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04:.G60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Mar 1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05:.G60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Feb 28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6:.G60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Feb 27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7:.G60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Feb 26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08:.G60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Feb 25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9:.G60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Feb 24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0:.G61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Feb 23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1:.G61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Feb 22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12:.G61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Feb 21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13:.G61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Feb 20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4:.G61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Feb 19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5:.G61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Feb 18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6:.G61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Feb 17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7:.G61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Feb 16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8:.G61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Feb 15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9:.G61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Feb 14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0:.G62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Feb 13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21:.G62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Feb 12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2:.G62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Feb 11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23:.G62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Feb 10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4:.G62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Feb 9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25:.G625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Feb 8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26:.G62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Feb 7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27:.G62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Feb 6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28:.G62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Feb 5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9:.G62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Feb 4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30:.G63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Feb 3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1:.G63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Feb 2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32:.G63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Feb 1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33:.G63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Jan 31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34:.G63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Jan 30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5:.G63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Jan 29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6:.G63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Jan 28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7:.G63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Jan 27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8:.G63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Jan 26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9:.G63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Jan 25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0:.G64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Jan 24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1:.G64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Jan 23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2:.G64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Jan 22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43:.G64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Jan 21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44:.G64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Jan 20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5:.G64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Jan 19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6:.G64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Jan 18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47:.G647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Jan 17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48:.G64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Jan 16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49:.G64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Jan 15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0:.G65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Jan 14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51:.G65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Jan 13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2:.G65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Jan 12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53:.G65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Jan 11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54:.G654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Jan 10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5:.G65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Jan 9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6:.G65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Jan 8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7:.G65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Jan 7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58:.G65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Jan 6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59:.G659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Jan 5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60:.G660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Jan 4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1:.G66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Jan 3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2:.G66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Jan 2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63:.G66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Jan 1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4:.G66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Dec 31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65:.G66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Dec 30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66:.G66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Dec 29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7:.G66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Dec 28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68:.G66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Dec 27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69:.G66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Dec 26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70:.G67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Dec 25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1:.G67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Dec 24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2:.G67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Dec 23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3:.G67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Dec 22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4:.G67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Dec 21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75:.G67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Dec 20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76:.G67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Dec 19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7:.G67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Dec 18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78:.G67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Dec 17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9:.G679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Dec 16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0:.G68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Dec 15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1:.G68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Dec 14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2:.G68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Dec 13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83:.G68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Dec 12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84:.G68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Dec 11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5:.G68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Dec 10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6:.G68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Dec 9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87:.G68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Dec 8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88:.G68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Dec 7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9:.G68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Dec 6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90:.G69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Dec 5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1:.G69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Dec 4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92:.G69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Dec 3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93:.G69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Dec 2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4:.G694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Dec 1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5:.G69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Nov 30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96:.G69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Nov 29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7:.G69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Nov 28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8:.G69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Nov 27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9:.G69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Nov 26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00:.G700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Nov 25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1:.G70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Nov 24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2:.G70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Nov 23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03:.G70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Nov 22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4:.G70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Nov 21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05:.G70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Nov 20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706:.G706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Nov 19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7:.G70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Nov 18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8:.G70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Nov 17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9:.G70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Nov 16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0:.G71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Nov 15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1:.G71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Nov 14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12:.G71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Nov 13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3:.G71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Nov 12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14:.G71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Nov 11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5:.G71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Nov 10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6:.G71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Nov 9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7:.G71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Nov 8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8:.G71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Nov 7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19:.G71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Nov 6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20:.G72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Nov 5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Nov 4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2:.G72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Nov 3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3:.G72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Nov 2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24:.G72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Nov 1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5:.G72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Oct 31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26:.G72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Oct 30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7:.G72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Oct 29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8:.G72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Oct 28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29:.G72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Oct 27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30:.G73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Oct 26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31:.G73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Oct 25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2:.G73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Oct 24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3:.G733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Oct 23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34:.G73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Oct 22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35:.G73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Oct 21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6:.G73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Oct 20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37:.G73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Oct 19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8:.G73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Oct 18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9:.G73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Oct 17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0:.G74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Oct 16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1:.G74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Oct 15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2:.G74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Oct 14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3:.G743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Oct 13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44:.G744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Oct 12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5:.G74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Oct 11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6:.G74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Oct 10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7:.G74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Oct 9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8:.G74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Oct 8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49:.G74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Oct 7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50:.G75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Oct 6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1:.G751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Oct 5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52:.G75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Oct 4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3:.G75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Oct 3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54:.G75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Oct 2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55:.G75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Oct 1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6:.G75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Sep 30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7:.G75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Sep 29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8:.G75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Sep 28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59:.G75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Sep 27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60:.G76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Sep 26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761:.G761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Sep 25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2:.G76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Sep 24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3:.G76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Sep 23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4:.G76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Sep 22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5:.G76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Sep 21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6:.G76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Sep 20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7:.G76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Sep 19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68:.G76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Sep 18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9:.G76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Sep 17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0:.G77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Sep 16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1:.G77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Sep 15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2:.G77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Sep 14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3:.G77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Sep 13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4:.G77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Sep 12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5:.G77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Sep 11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6:.G776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Sep 10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7:.G77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Sep 9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8:.G77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Sep 8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9:.G779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Sep 7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0:.G78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Sep 6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81:.G78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Sep 5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2:.G78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Sep 4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83:.G78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Sep 3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4:.G78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Sep 2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85:.G78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Sep 1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6:.G78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Aug 31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7:.G787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Aug 30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8:.G78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Aug 29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9:.G78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Aug 28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0:.G79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Aug 27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91:.G79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Aug 26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2:.G79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Aug 25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3:.G79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Aug 24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4:.G79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Aug 23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5:.G79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Aug 22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6:.G79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Aug 21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7:.G79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Aug 20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8:.G79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Aug 19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99:.G79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Aug 18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0:.G800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Aug 17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1:.G80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Aug 16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2:.G80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Aug 15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03:.G80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Aug 14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4:.G80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Aug 13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05:.G80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Aug 12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6:.G80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Aug 11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07:.G80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Aug 10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8:.G80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Aug 9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9:.G80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Aug 8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0:.G81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Aug 7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1:.G81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Aug 6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12:.G812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Aug 5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13:.G81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Aug 4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14:.G81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Aug 3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5:.G81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Aug 2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6:.G81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Aug 1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7:.G81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Jul 31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8:.G81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Jul 30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19:.G81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Jul 29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0:.G820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Jul 28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1:.G82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Jul 27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2:.G82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Jul 26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23:.G82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Jul 25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24:.G82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Jul 24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25:.G82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Jul 23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6:.G82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Jul 22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7:.G82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Jul 21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28:.G82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Jul 20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29:.G82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Jul 19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0:.G830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Jul 18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31:.G831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Jul 17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2:.G83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Jul 16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33:.G83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Jul 15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4:.G83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Jul 14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35:.G83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Jul 13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36:.G83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Jul 12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37:.G83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Jul 11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8:.G83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Jul 10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39:.G83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Jul 9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40:.G84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Jul 8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1:.G84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Jul 7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42:.G84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Jul 6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43:.G84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Jul 5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44:.G84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Jul 4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5:.G84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Jul 3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46:.G84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Jul 2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7:.G84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Jul 1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48:.G84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Jun 30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9:.G84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Jun 29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50:.G85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Jun 28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1:.G851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Jun 27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2:.G85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Jun 26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3:.G85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Jun 25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54:.G85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Jun 24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55:.G85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Jun 23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56:.G856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Jun 22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7:.G857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Jun 21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8:.G85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Jun 20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9:.G85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Jun 19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60:.G86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Jun 18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61:.G86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Jun 17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62:.G86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Jun 16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63:.G86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Jun 15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4:.G86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Jun 14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5:.G86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Jun 13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66:.G86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Jun 12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67:.G86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Jun 11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68:.G86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Jun 10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9:.G86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Jun 9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0:.G87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Jun 8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71:.G871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Jun 7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2:.G87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Jun 6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3:.G87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Jun 5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4:.G87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Jun 4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5:.G87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Jun 3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76:.G87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Jun 2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77:.G87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Jun 1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8:.G87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May 31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9:.G87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May 30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0:.G88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May 29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1:.G88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May 28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2:.G88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May 27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3:.G88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May 26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4:.G88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May 25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5:.G88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May 24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6:.G886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May 23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7:.G88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May 22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88:.G88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May 21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89:.G88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May 20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90:.G89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May 19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1:.G89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May 18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92:.G89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May 17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3:.G893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May 16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4:.G89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May 15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5:.G89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May 14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6:.G896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May 13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7:.G897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May 12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8:.G898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May 11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9:.G899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May 10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0:.G90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May 9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1:.G901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May 8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02:.G90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May 7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3:.G90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May 6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4:.G90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May 5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5:.G90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May 4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6:.G906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May 3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07:.G90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May 2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08:.G90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May 1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9:.G90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Apr 30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0:.G91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Apr 29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11:.G91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Apr 28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12:.G91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Apr 27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3:.G91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Apr 26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4:.G91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Apr 25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5:.G91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Apr 24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16:.G91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Apr 23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17:.G91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Apr 22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18:.G91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Apr 21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19:.G91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Apr 20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20:.G92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Apr 19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1:.G921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Apr 18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2:.G92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Apr 17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23:.G92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Apr 16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24:.G92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Apr 15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5:.G92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Apr 14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26:.G92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Apr 13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27:.G92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Apr 12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28:.G92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Apr 11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29:.G929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Apr 10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0:.G93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Apr 9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1:.G93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Apr 8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2:.G93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Apr 7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3:.G93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Apr 6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4:.G93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Apr 5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35:.G935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Apr 4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6:.G93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Apr 3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37:.G93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Apr 2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8:.G93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Apr 1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39:.G93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Mar 31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0:.G94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Mar 30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1:.G94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Mar 29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2:.G94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Mar 28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43:.G94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Mar 27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4:.G94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Mar 26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5:.G94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Mar 25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6:.G94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Mar 24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7:.G94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Mar 23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8:.G94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Mar 22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9:.G949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Mar 21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50:.G95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Mar 20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1:.G95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Mar 19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2:.G95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Mar 18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3:.G95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Mar 17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4:.G95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Mar 16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5:.G95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Mar 15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6:.G95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Mar 14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57:.G957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Mar 13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8:.G95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Mar 12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9:.G95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Mar 11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0:.G960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Mar 10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1:.G96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Mar 9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2:.G96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Mar 8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63:.G96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Mar 7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64:.G96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Mar 6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65:.G96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Mar 5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66:.G96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Mar 4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7:.G967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Mar 3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8:.G96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Mar 2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969:.G96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Mar 1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70:.G97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Feb 28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1:.G97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Feb 27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72:.G97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Feb 26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3:.G973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Feb 25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74:.G97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Feb 24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5:.G97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Feb 23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76:.G97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Feb 22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7:.G97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Feb 21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8:.G97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Feb 20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79:.G97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Feb 19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0:.G980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Feb 18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1:.G98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Feb 17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2:.G98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Feb 16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83:.G98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Feb 15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84:.G98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Feb 14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5:.G98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Feb 13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6:.G98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Feb 12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7:.G98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Feb 11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88:.G988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Feb 10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89:.G98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Feb 9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90:.G990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Feb 8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1:.G99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Feb 7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2:.G99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Feb 6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3:.G99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Feb 5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4:.G99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Feb 4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95:.G99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Feb 3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6:.G99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Feb 2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7:.G997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Feb 1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8:.G99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Jan 31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99:.G99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Jan 30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0:.G100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Jan 29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1:.G100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Jan 28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2:.G100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Jan 27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3:.G100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Jan 26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04:.G1004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Jan 25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5:.G1005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Jan 24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06:.G100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Jan 23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7:.G100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Jan 22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08:.G100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Jan 21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9:.G100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Jan 20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0:.G101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Jan 19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11:.G101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Jan 18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12:.G1012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Jan 17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3:.G101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Jan 16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14:.G101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Jan 15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15:.G101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Jan 14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6:.G101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Jan 13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7:.G101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Jan 12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18:.G101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Jan 11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9:.G101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Jan 10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0:.G102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Jan 9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1:.G1021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Jan 8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2:.G102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Jan 7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3:.G102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Jan 6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24:.G102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Jan 5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5:.G102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Jan 4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6:.G1026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Jan 3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7:.G102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Jan 2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28:.G102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Jan 1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9:.G102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Dec 31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30:.G103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Dec 30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31:.G1031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Dec 29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2:.G103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Dec 28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33:.G1033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Dec 27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4:.G103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Dec 26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5:.G1035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Dec 25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36:.G103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Dec 24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7:.G103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Dec 23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8:.G1038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Dec 22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9:.G103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Dec 21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0:.G1040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Dec 20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1:.G104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Dec 19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42:.G104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Dec 18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3:.G104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Dec 17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44:.G104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Dec 16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45:.G1045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Dec 15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6:.G104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Dec 14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7:.G104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Dec 13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8:.G104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Dec 12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49:.G104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Dec 11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50:.G1050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Dec 10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1:.G105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Dec 9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2:.G105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Dec 8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53:.G1053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Dec 7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54:.G1054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Dec 6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5:.G105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Dec 5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6:.G105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Dec 4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7:.G105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Dec 3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8:.G105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Dec 2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59:.G105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Dec 1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0:.G106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Nov 30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61:.G106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Nov 29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2:.G106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Nov 28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3:.G106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Nov 27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064:.G1064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Nov 26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5:.G106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Nov 25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6:.G106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Nov 24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7:.G106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Nov 23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68:.G106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Nov 22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9:.G106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Nov 21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70:.G1070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Nov 20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71:.G107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Nov 19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2:.G107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Nov 18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3:.G107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Nov 17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4:.G107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Nov 16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5:.G1075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Nov 15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6:.G107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Nov 14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7:.G107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Nov 13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78:.G107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Nov 12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9:.G107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Nov 11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0:.G108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Nov 10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81:.G108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Nov 9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82:.G1082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Nov 8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3:.G108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Nov 7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84:.G1084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Nov 6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5:.G108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Nov 5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6:.G108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Nov 4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7:.G108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Nov 3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8:.G108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Nov 2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89:.G108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Nov 1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90:.G109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Oct 31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91:.G109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Oct 30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92:.G109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Oct 29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93:.G109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Oct 28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94:.G109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Oct 27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95:.G109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Oct 26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96:.G109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Oct 25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97:.G109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Oct 24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8:.G109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Oct 23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9:.G109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Oct 22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0:.G110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Oct 21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1:.G110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Oct 20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2:.G1102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Oct 19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03:.G110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Oct 18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04:.G110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Oct 17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105:.G1105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Oct 16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6:.G110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Oct 15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07:.G110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Oct 14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08:.G110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Oct 13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9:.G110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Oct 12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0:.G111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Oct 11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11:.G111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Oct 10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12:.G111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Oct 9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13:.G111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Oct 8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4:.G111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Oct 7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15:.G111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Oct 6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16:.G111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Oct 5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17:.G111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Oct 4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8:.G111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Oct 3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19:.G1119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Oct 2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0:.G112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Oct 1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1:.G112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Sep 30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22:.G112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Sep 29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23:.G112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Sep 28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24:.G112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Sep 27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25:.G112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Sep 26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6:.G112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Sep 25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27:.G112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Sep 24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28:.G1128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Sep 23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9:.G112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Sep 22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0:.G113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Sep 21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1:.G113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Sep 20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32:.G113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Sep 19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33:.G113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Sep 18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34:.G113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Sep 17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5:.G113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Sep 16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6:.G113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Sep 15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37:.G113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Sep 14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8:.G113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Sep 13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9:.G113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Sep 12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40:.G114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Sep 11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41:.G114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Sep 10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42:.G114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Sep 9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43:.G114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Sep 8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44:.G114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Sep 7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45:.G114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Sep 6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6:.G114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Sep 5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47:.G114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Sep 4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8:.G114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Sep 3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49:.G1149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Sep 2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0:.G115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Sep 1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1:.G115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Aug 31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52:.G115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Aug 30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3:.G1153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Aug 29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4:.G115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Aug 28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5:.G115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Aug 27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56:.G115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Aug 26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7:.G115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Aug 25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8:.G115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Aug 24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9:.G115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Aug 23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0:.G116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Aug 22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1:.G116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Aug 21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2:.G116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Aug 20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3:.G116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Aug 19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4:.G116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Aug 18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5:.G116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Aug 17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66:.G1166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Aug 16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7:.G116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Aug 15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8:.G116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Aug 14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9:.G116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Aug 13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0:.G117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Aug 12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1:.G1171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Aug 11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2:.G1172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Aug 10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73:.G117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Aug 9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4:.G117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Aug 8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5:.G117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Aug 7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76:.G117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Aug 6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7:.G117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Aug 5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8:.G117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Aug 4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9:.G117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Aug 3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0:.G118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Aug 2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81:.G118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Aug 1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82:.G118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Jul 31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3:.G118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Jul 30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4:.G118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Jul 29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5:.G118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Jul 28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6:.G118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Jul 27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87:.G118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Jul 26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88:.G118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Jul 25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9:.G118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Jul 24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0:.G119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Jul 23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1:.G1191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Jul 22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92:.G119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Jul 21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3:.G119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Jul 20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194:.G1194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Jul 19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5:.G119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Jul 18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96:.G119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Jul 17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7:.G1197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Jul 16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8:.G119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Jul 15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9:.G119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Jul 14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0:.G120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Jul 13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01:.G120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Jul 12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2:.G120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Jul 11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3:.G120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Jul 10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204:.G120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Jul 9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5:.G120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Jul 8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6:.G120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Jul 7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7:.G120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Jul 6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8:.G120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Jul 5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9:.G120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Jul 4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10:.G121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Jul 3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11:.G121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Jul 2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2:.G1212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Jul 1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3:.G121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Jun 30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4:.G121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Jun 29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5:.G121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Jun 28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6:.G1216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Jun 27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7:.G1217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Jun 26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18:.G121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Jun 25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9:.G121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Jun 24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20:.G122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Jun 23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1:.G122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Jun 22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2:.G122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Jun 21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3:.G122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Jun 20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4:.G122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Jun 19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5:.G122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Jun 18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6:.G122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Jun 17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7:.G122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Jun 16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8:.G122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Jun 15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9:.G122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Jun 14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0:.G123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Jun 13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1:.G123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Jun 12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2:.G123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Jun 11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33:.G1233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Jun 10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34:.G123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Jun 9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35:.G123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Jun 8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36:.G123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Jun 7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37:.G123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Jun 6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8:.G123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Jun 5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39:.G123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Jun 4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0:.G124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Jun 3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41:.G124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Jun 2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2:.G124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Jun 1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43:.G1243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May 31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4:.G124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May 30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5:.G124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May 29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6:.G124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May 28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7:.G124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May 27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48:.G1248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May 26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9:.G124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May 25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0:.G1250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May 24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51:.G125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May 23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2:.G1252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May 22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3:.G125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May 21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4:.G125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May 20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55:.G125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May 19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6:.G1256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May 18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7:.G125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May 17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8:.G125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May 16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9:.G125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May 15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0:.G126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May 14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61:.G126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May 13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2:.G126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May 12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63:.G126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May 11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64:.G126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May 10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65:.G126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May 9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6:.G126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May 8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7:.G1267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May 7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8:.G126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May 6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9:.G126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May 5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70:.G127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May 4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1:.G127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May 3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2:.G127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May 2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3:.G127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May 1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4:.G127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Apr 30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75:.G127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Apr 29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76:.G127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Apr 28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7:.G127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Apr 27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8:.G127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Apr 26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9:.G127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Apr 25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0:.G128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Apr 24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81:.G128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Apr 23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2:.G128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Apr 22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3:.G128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Apr 21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4:.G128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Apr 20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85:.G128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Apr 19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86:.G128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Apr 18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7:.G128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Apr 17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8:.G1288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Apr 16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89:.G128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Apr 15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90:.G129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Apr 14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1:.G129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Apr 13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2:.G129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Apr 12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3:.G129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Apr 11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94:.G129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Apr 10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5:.G1295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Apr 9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6:.G129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Apr 8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7:.G129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Apr 7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8:.G129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Apr 6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9:.G129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Apr 5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00:.G130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Apr 4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1:.G130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Apr 3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2:.G1302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Apr 2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3:.G1303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Apr 1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04:.G130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Mar 31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5:.G1305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Mar 30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06:.G130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Mar 29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7:.G1307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Mar 28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8:.G130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Mar 27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09:.G130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Mar 26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10:.G131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Mar 25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1:.G131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Mar 24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12:.G131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Mar 23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13:.G131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Mar 22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4:.G131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Mar 21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5:.G131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Mar 20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16:.G1316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Mar 19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7:.G131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Mar 18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18:.G131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Mar 17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9:.G131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Mar 16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0:.G132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Mar 15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1:.G132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Mar 14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22:.G132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Mar 13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23:.G132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Mar 12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24:.G132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Mar 11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5:.G132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Mar 10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6:.G132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Mar 9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27:.G132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Mar 8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8:.G132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Mar 7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9:.G132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Mar 6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0:.G133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Mar 5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1:.G133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Mar 4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2:.G133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Mar 3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33:.G1333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Mar 2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4:.G133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Mar 1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5:.G133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Feb 29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36:.G133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Feb 28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37:.G133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Feb 27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8:.G133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Feb 26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9:.G133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Feb 25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0:.G134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Feb 24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1:.G134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Feb 23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42:.G134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Feb 22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3:.G134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Feb 21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44:.G134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Feb 20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5:.G134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Feb 19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6:.G134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Feb 18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7:.G1347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Feb 17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8:.G134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Feb 16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9:.G134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Feb 15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0:.G135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Feb 14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1:.G135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Feb 13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2:.G1352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Feb 12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3:.G135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Feb 11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54:.G135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Feb 10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5:.G135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Feb 9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6:.G135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Feb 8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7:.G135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Feb 7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8:.G135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Feb 6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59:.G1359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Feb 5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0:.G136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Feb 4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61:.G136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Feb 3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2:.G136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Feb 2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3:.G136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Feb 1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4:.G1364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Jan 31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5:.G136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Jan 30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6:.G136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Jan 29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7:.G136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Jan 28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8:.G136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Jan 27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69:.G136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Jan 26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70:.G1370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Jan 25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1:.G137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Jan 24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72:.G137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Jan 23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73:.G137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Jan 22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4:.G137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Jan 21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5:.G137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Jan 20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6:.G137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Jan 19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7:.G137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Jan 18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78:.G137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Jan 17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79:.G137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Jan 16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0:.G138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Jan 15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1:.G138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Jan 14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82:.G138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Jan 13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3:.G138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Jan 12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4:.G138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Jan 11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5:.G138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Jan 10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6:.G138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Jan 9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7:.G138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Jan 8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8:.G138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Jan 7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89:.G138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Jan 6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0:.G139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Jan 5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1:.G139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Jan 4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2:.G139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Jan 3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3:.G139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Jan 2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4:.G139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Jan 1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5:.G139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Dec 31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6:.G139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Dec 30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7:.G139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Dec 29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398:.G1398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Dec 28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9:.G139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Dec 27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0:.G140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Dec 26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1:.G140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Dec 25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02:.G140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Dec 24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3:.G140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Dec 23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4:.G140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Dec 22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5:.G140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Dec 21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6:.G140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Dec 20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7:.G140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Dec 19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08:.G1408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Dec 18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9:.G140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Dec 17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0:.G141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Dec 16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11:.G141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Dec 15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2:.G141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Dec 14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3:.G1413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Dec 13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4:.G141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Dec 12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15:.G141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Dec 11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6:.G141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Dec 10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17:.G141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Dec 9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8:.G141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Dec 8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9:.G141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Dec 7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20:.G142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Dec 6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1:.G142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Dec 5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2:.G142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Dec 4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23:.G142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Dec 3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24:.G142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Dec 2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5:.G1425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Dec 1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6:.G142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Nov 30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27:.G142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Nov 29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8:.G142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Nov 28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29:.G142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Nov 27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30:.G143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Nov 26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1:.G143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Nov 25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2:.G143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Nov 24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3:.G1433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Nov 23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4:.G143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Nov 22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5:.G143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Nov 21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6:.G143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Nov 20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37:.G143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Nov 19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8:.G143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Nov 18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39:.G143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Nov 17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40:.G144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Nov 16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1:.G144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Nov 15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42:.G144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Nov 14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43:.G144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Nov 13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4:.G144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Nov 12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45:.G144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Nov 11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6:.G144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Nov 10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7:.G144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Nov 9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8:.G144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Nov 8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9:.G144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Nov 7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50:.G145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Nov 6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51:.G145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Nov 5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2:.G145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Nov 4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3:.G1453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Nov 3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4:.G145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Nov 2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5:.G145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Nov 1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56:.G145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Oct 31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57:.G1457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Oct 30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58:.G145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Oct 29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59:.G145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Oct 28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0:.G146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Oct 27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61:.G146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Oct 26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2:.G146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Oct 25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63:.G146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Oct 24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4:.G146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Oct 23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65:.G146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Oct 22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6:.G146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Oct 21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7:.G146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Oct 20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8:.G146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Oct 19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9:.G146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Oct 18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0:.G1470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Oct 17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1:.G147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Oct 16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2:.G147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Oct 15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73:.G147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Oct 14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74:.G147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Oct 13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5:.G147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Oct 12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6:.G147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Oct 11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77:.G1477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Oct 10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8:.G147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Oct 9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79:.G147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Oct 8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0:.G148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Oct 7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81:.G148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Oct 6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2:.G148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Oct 5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3:.G148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Oct 4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84:.G148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Oct 3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85:.G148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Oct 2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6:.G148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Oct 1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87:.G148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Sep 30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8:.G148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Sep 29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9:.G148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Sep 28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0:.G149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Sep 27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91:.G149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Sep 26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2:.G149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Sep 25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3:.G149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Sep 24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4:.G149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Sep 23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95:.G149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Sep 22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96:.G149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Sep 21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7:.G149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Sep 20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8:.G149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Sep 19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9:.G149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Sep 18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0:.G150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Sep 17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1:.G150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Sep 16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02:.G150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Sep 15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3:.G150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Sep 14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04:.G150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Sep 13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5:.G150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Sep 12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06:.G150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Sep 11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07:.G150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Sep 10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8:.G150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Sep 9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9:.G150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Sep 8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10:.G1510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Sep 7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1:.G151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Sep 6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12:.G1512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Sep 5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3:.G151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Sep 4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14:.G151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Sep 3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5:.G151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Sep 2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16:.G151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Sep 1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7:.G151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Aug 31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18:.G151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Aug 30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9:.G151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Aug 29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0:.G152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Aug 28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1:.G152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Aug 27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22:.G1522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Aug 26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3:.G152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Aug 25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4:.G152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Aug 24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5:.G152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Aug 23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6:.G152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Aug 22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27:.G152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Aug 21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28:.G152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Aug 20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9:.G152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Aug 19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0:.G153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Aug 18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1:.G153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Aug 17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32:.G153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Aug 16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33:.G153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Aug 15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4:.G153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Aug 14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5:.G153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Aug 13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6:.G153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Aug 12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37:.G153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Aug 11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8:.G153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Aug 10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39:.G153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Aug 9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0:.G154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Aug 8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1:.G154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Aug 7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42:.G1542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Aug 6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3:.G154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Aug 5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4:.G154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Aug 4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5:.G154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Aug 3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6:.G154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Aug 2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7:.G154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Aug 1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48:.G154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Jul 31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49:.G154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Jul 30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0:.G155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Jul 29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1:.G155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Jul 28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2:.G155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Jul 27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53:.G155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Jul 26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54:.G155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Jul 25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55:.G155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Jul 24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6:.G155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Jul 23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7:.G155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Jul 22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8:.G155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Jul 21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9:.G155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Jul 20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60:.G1560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Jul 19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61:.G1561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Jul 18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62:.G156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Jul 17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63:.G156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Jul 16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4:.G156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Jul 15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65:.G156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Jul 14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6:.G156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Jul 13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67:.G156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Jul 12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68:.G156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Jul 11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69:.G156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Jul 10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0:.G157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Jul 9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1:.G157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Jul 8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2:.G157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Jul 7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73:.G157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Jul 6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4:.G157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Jul 5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75:.G157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Jul 4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6:.G157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Jul 3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7:.G1577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Jul 2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8:.G157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Jul 1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9:.G157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Jun 30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0:.G158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Jun 29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81:.G158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Jun 28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2:.G158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Jun 27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83:.G158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Jun 26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4:.G158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Jun 25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5:.G158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Jun 24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6:.G158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Jun 23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7:.G158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Jun 22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8:.G158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Jun 21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9:.G158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Jun 20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90:.G159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Jun 19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1:.G159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Jun 18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2:.G159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Jun 17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3:.G159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Jun 16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94:.G159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Jun 15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5:.G159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Jun 14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6:.G159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Jun 13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97:.G159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Jun 12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8:.G159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Jun 11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9:.G159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Jun 10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0:.G160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Jun 9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01:.G160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Jun 8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2:.G160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Jun 7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03:.G160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Jun 6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04:.G160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Jun 5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5:.G160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Jun 4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06:.G160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Jun 3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07:.G160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Jun 2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8:.G160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Jun 1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09:.G160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May 31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10:.G161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May 30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11:.G161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May 29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12:.G161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May 28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3:.G161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May 27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4:.G161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May 26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5:.G161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May 25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6:.G1616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May 24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17:.G161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May 23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18:.G161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May 22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19:.G161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May 21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0:.G162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May 20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1:.G162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May 19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2:.G162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May 18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3:.G162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May 17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4:.G1624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May 16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5:.G162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May 15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6:.G162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May 14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7:.G1627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May 13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8:.G162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May 12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29:.G162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May 11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0:.G163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May 10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1:.G163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May 9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2:.G163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May 8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3:.G163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May 7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4:.G163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May 6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5:.G163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May 5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6:.G163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May 4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37:.G1637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May 3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8:.G163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May 2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39:.G163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May 1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0:.G164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Apr 30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1:.G164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Apr 29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2:.G164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Apr 28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43:.G164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Apr 27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4:.G164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Apr 26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5:.G164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Apr 25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6:.G164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Apr 24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7:.G1647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Apr 23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48:.G164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Apr 22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9:.G164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Apr 21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50:.G165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Apr 20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1:.G165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Apr 19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2:.G165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Apr 18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3:.G165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Apr 17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54:.G165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Apr 16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5:.G165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Apr 15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6:.G165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Apr 14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57:.G1657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Apr 13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8:.G1658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Apr 12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9:.G165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Apr 11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0:.G166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Apr 10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1:.G166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Apr 9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2:.G1662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Apr 8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63:.G166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Apr 7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4:.G166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Apr 6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65:.G166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Apr 5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6:.G166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Apr 4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7:.G166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Apr 3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8:.G166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Apr 2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9:.G166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Apr 1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0:.G1670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Mar 31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1:.G167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Mar 30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2:.G167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Mar 29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3:.G167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Mar 28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74:.G167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Mar 27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75:.G167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Mar 26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6:.G167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Mar 25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7:.G167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Mar 24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8:.G167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Mar 23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79:.G167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Mar 22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0:.G168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Mar 21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1:.G1681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Mar 20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2:.G168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Mar 19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3:.G168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Mar 18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84:.G168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Mar 17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5:.G168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Mar 16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86:.G168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Mar 15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7:.G168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Mar 14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8:.G1688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Mar 13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9:.G168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Mar 12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90:.G169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Mar 11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1:.G169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Mar 10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2:.G169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Mar 9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3:.G169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Mar 8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94:.G169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Mar 7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95:.G169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Mar 6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6:.G169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Mar 5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97:.G169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Mar 4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8:.G169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Mar 3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9:.G169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Mar 2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00:.G170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Mar 1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1:.G170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Feb 28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02:.G170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Feb 27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3:.G170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Feb 26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4:.G170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Feb 25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5:.G170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Feb 24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6:.G170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Feb 23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7:.G170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Feb 22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8:.G170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Feb 21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9:.G170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Feb 20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0:.G171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Feb 19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1:.G171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Feb 18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2:.G171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Feb 17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13:.G171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Feb 16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4:.G171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Feb 15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5:.G171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Feb 14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6:.G171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Feb 13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7:.G1717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Feb 12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18:.G171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Feb 11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9:.G171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Feb 10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0:.G172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Feb 9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1:.G172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Feb 8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22:.G1722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Feb 7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3:.G172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Feb 6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4:.G172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Feb 5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5:.G172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Feb 4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6:.G172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Feb 3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7:.G172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Feb 2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8:.G172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Feb 1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9:.G172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Jan 31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30:.G1730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Jan 30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1:.G173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Jan 29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32:.G173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Jan 28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3:.G173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Jan 27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4:.G173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Jan 26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35:.G173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Jan 25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6:.G173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Jan 24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7:.G173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Jan 23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8:.G173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Jan 22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39:.G173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Jan 21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0:.G174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Jan 20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41:.G174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Jan 19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2:.G174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Jan 18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3:.G174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Jan 17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4:.G174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Jan 16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45:.G1745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Jan 15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6:.G174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Jan 14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7:.G174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Jan 13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48:.G174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Jan 12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9:.G174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Jan 11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50:.G175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Jan 10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1:.G1751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Jan 9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2:.G175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Jan 8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53:.G175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Jan 7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54:.G175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Jan 6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5:.G175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Jan 5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56:.G175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Jan 4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7:.G175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Jan 3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58:.G175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Jan 2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59:.G175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Jan 1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0:.G176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Dec 31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1:.G176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Dec 30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2:.G176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Dec 29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3:.G176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Dec 28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64:.G176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Dec 27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65:.G176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Dec 26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6:.G1766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Dec 25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7:.G176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Dec 24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68:.G176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Dec 23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9:.G176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Dec 22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70:.G177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Dec 21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1:.G177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Dec 20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72:.G177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Dec 19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73:.G177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Dec 18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4:.G177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Dec 17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5:.G177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Dec 16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6:.G177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Dec 15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77:.G177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Dec 14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78:.G177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Dec 13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9:.G177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Dec 12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780:.G1780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Dec 11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1:.G178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Dec 10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2:.G178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Dec 9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3:.G1783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Dec 8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4:.G178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Dec 7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85:.G178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Dec 6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6:.G178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Dec 5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87:.G178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Dec 4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88:.G178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Dec 3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89:.G178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Dec 2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790:.G1790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Dec 1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1:.G179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Nov 30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92:.G179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Nov 29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3:.G179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Nov 28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4:.G179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Nov 27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5:.G179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Nov 26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96:.G1796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Nov 25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97:.G179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Nov 24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98:.G179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Nov 23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99:.G179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Nov 22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0:.G180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Nov 21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1:.G180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Nov 20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2:.G180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Nov 19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3:.G180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Nov 18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04:.G180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Nov 17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5:.G180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Nov 16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6:.G180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Nov 15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7:.G180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Nov 14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08:.G180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Nov 13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9:.G1809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Nov 12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10:.G181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Nov 11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1:.G1811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Nov 10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12:.G181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Nov 9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3:.G181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Nov 8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14:.G181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Nov 7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5:.G181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Nov 6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16:.G181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Nov 5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7:.G181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Nov 4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8:.G181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Nov 3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19:.G181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Nov 2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20:.G182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Nov 1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1:.G182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Oct 31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22:.G182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Oct 30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3:.G182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Oct 29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4:.G182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Oct 28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25:.G1825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Oct 27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6:.G182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Oct 26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27:.G182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Oct 25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8:.G182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Oct 24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9:.G182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Oct 23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0:.G183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Oct 22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1:.G183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Oct 21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2:.G1832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Oct 20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33:.G183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Oct 19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34:.G183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Oct 18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5:.G183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Oct 17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6:.G183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Oct 16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7:.G1837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Oct 15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38:.G183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Oct 14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9:.G1839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Oct 13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0:.G184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Oct 12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1:.G184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Oct 11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2:.G184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Oct 10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43:.G184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Oct 9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44:.G1844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Oct 8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45:.G184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Oct 7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6:.G184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Oct 6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7:.G1847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Oct 5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8:.G184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Oct 4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49:.G184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Oct 3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0:.G185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Oct 2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51:.G185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Oct 1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2:.G185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Sep 30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3:.G185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Sep 29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4:.G185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Sep 28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5:.G185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Sep 27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6:.G185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Sep 26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7:.G185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Sep 25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58:.G185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Sep 24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9:.G185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Sep 23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0:.G186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Sep 22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1:.G186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Sep 21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2:.G186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Sep 20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3:.G186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Sep 19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64:.G186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Sep 18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65:.G186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Sep 17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6:.G186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Sep 16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7:.G1867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Sep 15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8:.G1868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Sep 14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9:.G1869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Sep 13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0:.G187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Sep 12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71:.G187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Sep 11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72:.G1872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Sep 10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3:.G187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Sep 9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74:.G1874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Sep 8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5:.G1875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Sep 7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76:.G187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Sep 6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877:.G1877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Sep 5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78:.G187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Sep 4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9:.G187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Sep 3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0:.G188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Sep 2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81:.G188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Sep 1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82:.G1882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Aug 31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83:.G188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Aug 30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4:.G188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Aug 29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5:.G1885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Aug 28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6:.G188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Aug 27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7:.G188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Aug 26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8:.G188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Aug 25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9:.G188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Aug 24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0:.G189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Aug 23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91:.G189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Aug 22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2:.G189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Aug 21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93:.G189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Aug 20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4:.G189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Aug 19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95:.G189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Aug 18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6:.G189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Aug 17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7:.G189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Aug 16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8:.G189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Aug 15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99:.G189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Aug 14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0:.G190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Aug 13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01:.G190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Aug 12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2:.G190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Aug 11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3:.G190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Aug 10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04:.G190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Aug 9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5:.G190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Aug 8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6:.G190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Aug 7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7:.G190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Aug 6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8:.G190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Aug 5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9:.G190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Aug 4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10:.G191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Aug 3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1:.G191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Aug 2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2:.G191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Aug 1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3:.G191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Jul 31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4:.G191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Jul 30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5:.G191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Jul 29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6:.G191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Jul 28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17:.G191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Jul 27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8:.G191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Jul 26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19:.G191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Jul 25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0:.G192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Jul 24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1:.G192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Jul 23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2:.G1922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Jul 22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3:.G192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Jul 21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4:.G1924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Jul 20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5:.G1925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Jul 19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26:.G192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Jul 18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27:.G192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Jul 17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8:.G192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Jul 16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9:.G192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Jul 15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0:.G193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Jul 14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31:.G193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Jul 13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2:.G193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Jul 12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3:.G193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Jul 11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4:.G193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Jul 10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5:.G193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Jul 9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36:.G1936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Jul 8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7:.G193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Jul 7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38:.G193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Jul 6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9:.G193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Jul 5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0:.G1940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Jul 4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1:.G194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Jul 3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42:.G194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Jul 2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43:.G194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Jul 1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4:.G194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Jun 30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5:.G194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Jun 29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6:.G194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Jun 28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7:.G194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Jun 27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48:.G1948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Jun 26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9:.G194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Jun 25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0:.G195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Jun 24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51:.G195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Jun 23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52:.G195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Jun 22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53:.G195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Jun 21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4:.G195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Jun 20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55:.G1955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Jun 19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56:.G1956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Jun 18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Jun 17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Jun 16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Jun 15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Jun 14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Jun 13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Jun 12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Jun 11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Jun 10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Jun 9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Jun 8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Jun 7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Jun 6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Jun 5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Jun 4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Jun 3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Jun 2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Jun 1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May 31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May 30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May 29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May 28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May 27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May 26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May 25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May 24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May 23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May 22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May 21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May 20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May 19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May 18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May 17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May 16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May 15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May 14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May 13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May 12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May 11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May 10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May 9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May 8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May 7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May 6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May 5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May 4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May 3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May 2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May 1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Apr 30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Apr 29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Apr 28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Apr 27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Apr 26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Apr 25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Apr 24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Apr 23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Apr 22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Apr 21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Apr 20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Apr 19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Apr 18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Apr 17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Apr 16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Apr 15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Apr 14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Apr 13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Apr 12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Apr 11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Apr 10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Apr 9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Apr 8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Apr 7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Apr 6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Apr 5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Apr 4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Apr 3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Apr 2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Apr 1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Mar 31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Mar 30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Mar 29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Mar 28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Mar 27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Mar 26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Mar 25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Mar 24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Mar 23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Mar 22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Mar 21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Mar 20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Mar 19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Mar 18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Mar 17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Mar 16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Mar 15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Mar 14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Mar 13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Mar 12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Mar 11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Mar 10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Mar 9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Mar 8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Mar 7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Mar 6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Mar 5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Mar 4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Mar 3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Mar 2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Mar 1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Feb 28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Feb 27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Feb 26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Feb 25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Feb 24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Feb 23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Feb 22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Feb 21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Feb 20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Feb 19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Feb 18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Feb 17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Feb 16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Feb 15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Feb 14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Feb 13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Feb 12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Feb 11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Feb 10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Feb 9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Feb 8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Feb 7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Feb 6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Feb 5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Feb 4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Feb 3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Feb 2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Feb 1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Jan 31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Jan 30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Jan 29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Jan 28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Jan 27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Jan 26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Jan 25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Jan 24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Jan 23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Jan 22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Jan 21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Jan 20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Jan 19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Jan 18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Jan 17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Jan 16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Jan 15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Jan 14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Jan 13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Jan 12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Jan 11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Jan 10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Jan 9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Jan 8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Jan 7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Jan 6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Jan 5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Jan 4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Jan 3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Jan 2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Jan 1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Dec 31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Dec 30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Dec 29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Dec 28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Dec 27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Dec 26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Dec 25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Dec 24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Dec 23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Dec 22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Dec 21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Dec 20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Dec 19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Dec 18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Dec 17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Dec 16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Dec 15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Dec 14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Dec 13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Dec 12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Dec 11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Dec 10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Dec 9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Dec 8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Dec 7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Dec 6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Dec 5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Dec 4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Dec 3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Dec 2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Dec 1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Nov 30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Nov 29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Nov 28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Nov 27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Nov 26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Nov 25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Nov 24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Nov 23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Nov 22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Nov 21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Nov 20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Nov 19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Nov 18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Nov 17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Nov 16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Nov 15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Nov 14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Nov 13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Nov 12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Nov 11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Nov 10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Nov 9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Nov 8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Nov 7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Nov 6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Nov 5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Nov 4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Nov 3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Nov 2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Nov 1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Oct 31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Oct 30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Oct 29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Oct 28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Oct 27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Oct 26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Oct 25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Oct 24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Oct 23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Oct 22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Oct 21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Oct 20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Oct 19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Oct 18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Oct 17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Oct 16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Oct 15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Oct 14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Oct 13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Oct 12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Oct 11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Oct 10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Oct 9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Oct 8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Oct 7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Oct 6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Oct 5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Oct 4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Oct 3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Oct 2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Oct 1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Sep 30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Sep 29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Sep 28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Sep 27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Sep 26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Sep 25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Sep 24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Sep 23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Sep 22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Sep 21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Sep 20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Sep 19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Sep 18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Sep 17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Sep 16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Sep 15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Sep 14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Sep 13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Sep 12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Sep 11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Sep 10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Sep 9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Sep 8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Sep 7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Sep 6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Sep 5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Sep 4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Sep 3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Sep 2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Sep 1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Aug 31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Aug 30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Aug 29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Aug 28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Aug 27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Aug 26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Aug 25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Aug 24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Aug 23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Aug 22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Aug 21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Aug 20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Aug 19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Aug 18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Aug 17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Aug 16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Aug 15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Aug 14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Aug 13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Aug 12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Aug 11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Aug 10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Aug 9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Aug 8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Aug 7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Aug 6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Aug 5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Aug 4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Aug 3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Aug 2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Aug 1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Jul 31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Jul 30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Jul 29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Jul 28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Jul 27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Jul 26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Jul 25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Jul 24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Jul 23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Jul 22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Jul 21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Jul 20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Jul 19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Jul 18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Jul 17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Jul 16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Jul 15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Jul 14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Jul 13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Jul 12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Jul 11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Jul 10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Jul 9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Jul 8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Jul 7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Jul 6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Jul 5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Jul 4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Jul 3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Jul 2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Jul 1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Jun 30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Jun 29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Jun 28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Jun 27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Jun 26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Jun 25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Jun 24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Jun 23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Jun 22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Jun 21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Jun 20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Jun 19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Jun 18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Jun 17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Jun 16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Jun 15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Jun 14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Jun 13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Jun 12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Jun 11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Jun 10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Jun 9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Jun 8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Jun 7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Jun 6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Jun 5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Jun 4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Jun 3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Jun 2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Jun 1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May 31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May 30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May 29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May 28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May 27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May 26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May 25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May 24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May 23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May 22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May 21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May 20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May 19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May 18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May 17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May 16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May 15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May 14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May 13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May 12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May 11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May 10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May 9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May 8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May 7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May 6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May 5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May 4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May 3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May 2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May 1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Apr 30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Apr 29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Apr 28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Apr 27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Apr 26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Apr 25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Apr 24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Apr 23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Apr 22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Apr 21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Apr 20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Apr 19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Apr 18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Apr 17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Apr 16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Apr 15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Apr 14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Apr 13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Apr 12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Apr 11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Apr 10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Apr 9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Apr 8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Apr 7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Apr 6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Apr 5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Apr 4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Apr 3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Apr 2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Apr 1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Mar 31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Mar 30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Mar 29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Mar 28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Mar 27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Mar 26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Mar 25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Mar 24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Mar 23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Mar 22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Mar 21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Mar 20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Mar 19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Mar 18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Mar 17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Mar 16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Mar 15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Mar 14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Mar 13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Mar 12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Mar 11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Mar 10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Mar 9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Mar 8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Mar 7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Mar 6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Mar 5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Mar 4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Mar 3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Mar 2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Mar 1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Feb 28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Feb 27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Feb 26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Feb 25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Feb 24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Feb 23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Feb 22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Feb 21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Feb 20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Feb 19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Feb 18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Feb 17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Feb 16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Feb 15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Feb 14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Feb 13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Feb 12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Feb 11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Feb 10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Feb 9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Feb 8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Feb 7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Feb 6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Feb 5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Feb 4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Feb 3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Feb 2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Feb 1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Jan 31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Jan 30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Jan 29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Jan 28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Jan 27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Jan 26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Jan 25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Jan 24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Jan 23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Jan 22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Jan 21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Jan 20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Jan 19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Jan 18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Jan 17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Jan 16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Jan 15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Jan 14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Jan 13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Jan 12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Jan 11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Jan 10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Jan 9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Jan 8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Jan 7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Jan 6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Jan 5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Jan 4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Jan 3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Jan 2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Jan 1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Dec 31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Dec 30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Dec 29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Dec 28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Dec 27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Dec 26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Dec 25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Dec 24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Dec 23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Dec 22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Dec 21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Dec 20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Dec 19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Dec 18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Dec 17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Dec 16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Dec 15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Dec 14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Dec 13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Dec 12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5.67pt" svg:height="13.32pt" svg:x="42.43pt" svg:y="12.7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0" calcext:value-type="float">
            <text:p>0</text:p>
          </table:table-cell>
          <table:table-cell table:style-name="ce28" table:formula="of:=COUNTIF(Last12;[.A2])" office:value-type="float" office:value="0" calcext:value-type="float">
            <text:p>0</text:p>
          </table:table-cell>
          <table:table-cell table:style-name="ce29" table:formula="of:=COUNTIF(Last50;[.A2])" office:value-type="float" office:value="4" calcext:value-type="float">
            <text:p>4</text:p>
          </table:table-cell>
          <table:table-cell table:style-name="ce30" table:formula="of:=COUNTIF(Last100;[.A2])" office:value-type="float" office:value="8" calcext:value-type="float">
            <text:p>8</text:p>
          </table:table-cell>
          <table:table-cell table:style-name="ce31" table:formula="of:=COUNTIF(Total;[.A2])" office:value-type="float" office:value="253" calcext:value-type="float">
            <text:p>253</text:p>
          </table:table-cell>
          <table:table-cell table:style-name="ce32" table:formula="of:=VALUE(50/[.D2])" office:value-type="float" office:value="12.5" calcext:value-type="float">
            <text:p>12.5</text:p>
          </table:table-cell>
          <table:table-cell table:style-name="ce1" table:formula="of:=IF([.B2]=0;[.$A2];&quot;&quot;)" office:value-type="float" office:value="1" calcext:value-type="float">
            <text:p>1</text:p>
          </table:table-cell>
          <table:table-cell table:style-name="ce33" table:formula="of:=IF([.C2]=0;[.$A2];&quot;&quot;)" office:value-type="float" office:value="1" calcext:value-type="float">
            <text:p>1</text:p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1" calcext:value-type="float">
            <text:p>1</text:p>
          </table:table-cell>
          <table:table-cell table:style-name="ce28" table:formula="of:=COUNTIF(Last12;[.A3])" office:value-type="float" office:value="2" calcext:value-type="float">
            <text:p>2</text:p>
          </table:table-cell>
          <table:table-cell table:style-name="ce29" table:formula="of:=COUNTIF(Last50;[.A3])" office:value-type="float" office:value="9" calcext:value-type="float">
            <text:p>9</text:p>
          </table:table-cell>
          <table:table-cell table:style-name="ce30" table:formula="of:=COUNTIF(Last100;[.A3])" office:value-type="float" office:value="20" calcext:value-type="float">
            <text:p>20</text:p>
          </table:table-cell>
          <table:table-cell table:style-name="ce31" table:formula="of:=COUNTIF(Total;[.A3])" office:value-type="float" office:value="284" calcext:value-type="float">
            <text:p>284</text:p>
          </table:table-cell>
          <table:table-cell table:style-name="ce32" table:formula="of:=VALUE(50/[.D3])" office:value-type="float" office:value="5.55555555555556" calcext:value-type="float">
            <text:p>5.55555555555556</text:p>
          </table:table-cell>
          <table:table-cell table:style-name="ce1" table:formula="of:=IF([.B3]=0;[.$A3];&quot;&quot;)">
            <text:p/>
          </table:table-cell>
          <table:table-cell table:style-name="ce33" table:formula="of:=IF([.C3]=0;[.$A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1" calcext:value-type="float">
            <text:p>1</text:p>
          </table:table-cell>
          <table:table-cell table:style-name="ce28" table:formula="of:=COUNTIF(Last12;[.A4])" office:value-type="float" office:value="2" calcext:value-type="float">
            <text:p>2</text:p>
          </table:table-cell>
          <table:table-cell table:style-name="ce29" table:formula="of:=COUNTIF(Last50;[.A4])" office:value-type="float" office:value="3" calcext:value-type="float">
            <text:p>3</text:p>
          </table:table-cell>
          <table:table-cell table:style-name="ce30" table:formula="of:=COUNTIF(Last100;[.A4])" office:value-type="float" office:value="12" calcext:value-type="float">
            <text:p>12</text:p>
          </table:table-cell>
          <table:table-cell table:style-name="ce31" table:formula="of:=COUNTIF(Total;[.A4])" office:value-type="float" office:value="280" calcext:value-type="float">
            <text:p>280</text:p>
          </table:table-cell>
          <table:table-cell table:style-name="ce32" table:formula="of:=VALUE(50/[.D4])" office:value-type="float" office:value="16.6666666666667" calcext:value-type="float">
            <text:p>16.6666666666667</text:p>
          </table:table-cell>
          <table:table-cell table:style-name="ce1" table:formula="of:=IF([.B4]=0;[.$A4];&quot;&quot;)">
            <text:p/>
          </table:table-cell>
          <table:table-cell table:style-name="ce33" table:formula="of:=IF([.C4]=0;[.$A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0" calcext:value-type="float">
            <text:p>0</text:p>
          </table:table-cell>
          <table:table-cell table:style-name="ce28" table:formula="of:=COUNTIF(Last12;[.A5])" office:value-type="float" office:value="0" calcext:value-type="float">
            <text:p>0</text:p>
          </table:table-cell>
          <table:table-cell table:style-name="ce29" table:formula="of:=COUNTIF(Last50;[.A5])" office:value-type="float" office:value="9" calcext:value-type="float">
            <text:p>9</text:p>
          </table:table-cell>
          <table:table-cell table:style-name="ce30" table:formula="of:=COUNTIF(Last100;[.A5])" office:value-type="float" office:value="12" calcext:value-type="float">
            <text:p>12</text:p>
          </table:table-cell>
          <table:table-cell table:style-name="ce31" table:formula="of:=COUNTIF(Total;[.A5])" office:value-type="float" office:value="263" calcext:value-type="float">
            <text:p>263</text:p>
          </table:table-cell>
          <table:table-cell table:style-name="ce32" table:formula="of:=VALUE(50/[.D5])" office:value-type="float" office:value="5.55555555555556" calcext:value-type="float">
            <text:p>5.55555555555556</text:p>
          </table:table-cell>
          <table:table-cell table:style-name="ce1" table:formula="of:=IF([.B5]=0;[.$A5];&quot;&quot;)" office:value-type="float" office:value="4" calcext:value-type="float">
            <text:p>4</text:p>
          </table:table-cell>
          <table:table-cell table:style-name="ce33" table:formula="of:=IF([.C5]=0;[.$A5];&quot;&quot;)" office:value-type="float" office:value="4" calcext:value-type="float">
            <text:p>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0" calcext:value-type="float">
            <text:p>0</text:p>
          </table:table-cell>
          <table:table-cell table:style-name="ce28" table:formula="of:=COUNTIF(Last12;[.A6])" office:value-type="float" office:value="3" calcext:value-type="float">
            <text:p>3</text:p>
          </table:table-cell>
          <table:table-cell table:style-name="ce29" table:formula="of:=COUNTIF(Last50;[.A6])" office:value-type="float" office:value="8" calcext:value-type="float">
            <text:p>8</text:p>
          </table:table-cell>
          <table:table-cell table:style-name="ce30" table:formula="of:=COUNTIF(Last100;[.A6])" office:value-type="float" office:value="12" calcext:value-type="float">
            <text:p>12</text:p>
          </table:table-cell>
          <table:table-cell table:style-name="ce31" table:formula="of:=COUNTIF(Total;[.A6])" office:value-type="float" office:value="233" calcext:value-type="float">
            <text:p>233</text:p>
          </table:table-cell>
          <table:table-cell table:style-name="ce32" table:formula="of:=VALUE(50/[.D6])" office:value-type="float" office:value="6.25" calcext:value-type="float">
            <text:p>6.25</text:p>
          </table:table-cell>
          <table:table-cell table:style-name="ce1" table:formula="of:=IF([.B6]=0;[.$A6];&quot;&quot;)" office:value-type="float" office:value="5" calcext:value-type="float">
            <text:p>5</text:p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0" calcext:value-type="float">
            <text:p>0</text:p>
          </table:table-cell>
          <table:table-cell table:style-name="ce28" table:formula="of:=COUNTIF(Last12;[.A7])" office:value-type="float" office:value="2" calcext:value-type="float">
            <text:p>2</text:p>
          </table:table-cell>
          <table:table-cell table:style-name="ce29" table:formula="of:=COUNTIF(Last50;[.A7])" office:value-type="float" office:value="5" calcext:value-type="float">
            <text:p>5</text:p>
          </table:table-cell>
          <table:table-cell table:style-name="ce30" table:formula="of:=COUNTIF(Last100;[.A7])" office:value-type="float" office:value="10" calcext:value-type="float">
            <text:p>10</text:p>
          </table:table-cell>
          <table:table-cell table:style-name="ce31" table:formula="of:=COUNTIF(Total;[.A7])" office:value-type="float" office:value="260" calcext:value-type="float">
            <text:p>260</text:p>
          </table:table-cell>
          <table:table-cell table:style-name="ce32" table:formula="of:=VALUE(50/[.D7])" office:value-type="float" office:value="10" calcext:value-type="float">
            <text:p>10</text:p>
          </table:table-cell>
          <table:table-cell table:style-name="ce1" table:formula="of:=IF([.B7]=0;[.$A7];&quot;&quot;)" office:value-type="float" office:value="6" calcext:value-type="float">
            <text:p>6</text:p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1" calcext:value-type="float">
            <text:p>1</text:p>
          </table:table-cell>
          <table:table-cell table:style-name="ce28" table:formula="of:=COUNTIF(Last12;[.A8])" office:value-type="float" office:value="2" calcext:value-type="float">
            <text:p>2</text:p>
          </table:table-cell>
          <table:table-cell table:style-name="ce29" table:formula="of:=COUNTIF(Last50;[.A8])" office:value-type="float" office:value="10" calcext:value-type="float">
            <text:p>10</text:p>
          </table:table-cell>
          <table:table-cell table:style-name="ce30" table:formula="of:=COUNTIF(Last100;[.A8])" office:value-type="float" office:value="14" calcext:value-type="float">
            <text:p>14</text:p>
          </table:table-cell>
          <table:table-cell table:style-name="ce31" table:formula="of:=COUNTIF(Total;[.A8])" office:value-type="float" office:value="295" calcext:value-type="float">
            <text:p>295</text:p>
          </table:table-cell>
          <table:table-cell table:style-name="ce32" table:formula="of:=VALUE(50/[.D8])" office:value-type="float" office:value="5" calcext:value-type="float">
            <text:p>5</text:p>
          </table:table-cell>
          <table:table-cell table:style-name="ce1" table:formula="of:=IF([.B8]=0;[.$A8];&quot;&quot;)">
            <text:p/>
          </table:table-cell>
          <table:table-cell table:style-name="ce33" table:formula="of:=IF([.C8]=0;[.$A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1" calcext:value-type="float">
            <text:p>1</text:p>
          </table:table-cell>
          <table:table-cell table:style-name="ce28" table:formula="of:=COUNTIF(Last12;[.A9])" office:value-type="float" office:value="1" calcext:value-type="float">
            <text:p>1</text:p>
          </table:table-cell>
          <table:table-cell table:style-name="ce29" table:formula="of:=COUNTIF(Last50;[.A9])" office:value-type="float" office:value="14" calcext:value-type="float">
            <text:p>14</text:p>
          </table:table-cell>
          <table:table-cell table:style-name="ce30" table:formula="of:=COUNTIF(Last100;[.A9])" office:value-type="float" office:value="21" calcext:value-type="float">
            <text:p>21</text:p>
          </table:table-cell>
          <table:table-cell table:style-name="ce31" table:formula="of:=COUNTIF(Total;[.A9])" office:value-type="float" office:value="248" calcext:value-type="float">
            <text:p>248</text:p>
          </table:table-cell>
          <table:table-cell table:style-name="ce32" table:formula="of:=VALUE(50/[.D9])" office:value-type="float" office:value="3.57142857142857" calcext:value-type="float">
            <text:p>3.57142857142857</text:p>
          </table:table-cell>
          <table:table-cell table:style-name="ce1" table:formula="of:=IF([.B9]=0;[.$A9];&quot;&quot;)">
            <text:p/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0" calcext:value-type="float">
            <text:p>0</text:p>
          </table:table-cell>
          <table:table-cell table:style-name="ce28" table:formula="of:=COUNTIF(Last12;[.A10])" office:value-type="float" office:value="0" calcext:value-type="float">
            <text:p>0</text:p>
          </table:table-cell>
          <table:table-cell table:style-name="ce29" table:formula="of:=COUNTIF(Last50;[.A10])" office:value-type="float" office:value="3" calcext:value-type="float">
            <text:p>3</text:p>
          </table:table-cell>
          <table:table-cell table:style-name="ce30" table:formula="of:=COUNTIF(Last100;[.A10])" office:value-type="float" office:value="11" calcext:value-type="float">
            <text:p>11</text:p>
          </table:table-cell>
          <table:table-cell table:style-name="ce31" table:formula="of:=COUNTIF(Total;[.A10])" office:value-type="float" office:value="253" calcext:value-type="float">
            <text:p>253</text:p>
          </table:table-cell>
          <table:table-cell table:style-name="ce32" table:formula="of:=VALUE(50/[.D10])" office:value-type="float" office:value="16.6666666666667" calcext:value-type="float">
            <text:p>16.6666666666667</text:p>
          </table:table-cell>
          <table:table-cell table:style-name="ce1" table:formula="of:=IF([.B10]=0;[.$A10];&quot;&quot;)" office:value-type="float" office:value="9" calcext:value-type="float">
            <text:p>9</text:p>
          </table:table-cell>
          <table:table-cell table:style-name="ce33" table:formula="of:=IF([.C10]=0;[.$A10];&quot;&quot;)" office:value-type="float" office:value="9" calcext:value-type="float">
            <text:p>9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1" calcext:value-type="float">
            <text:p>1</text:p>
          </table:table-cell>
          <table:table-cell table:style-name="ce28" table:formula="of:=COUNTIF(Last12;[.A11])" office:value-type="float" office:value="2" calcext:value-type="float">
            <text:p>2</text:p>
          </table:table-cell>
          <table:table-cell table:style-name="ce29" table:formula="of:=COUNTIF(Last50;[.A11])" office:value-type="float" office:value="8" calcext:value-type="float">
            <text:p>8</text:p>
          </table:table-cell>
          <table:table-cell table:style-name="ce30" table:formula="of:=COUNTIF(Last100;[.A11])" office:value-type="float" office:value="18" calcext:value-type="float">
            <text:p>18</text:p>
          </table:table-cell>
          <table:table-cell table:style-name="ce31" table:formula="of:=COUNTIF(Total;[.A11])" office:value-type="float" office:value="253" calcext:value-type="float">
            <text:p>253</text:p>
          </table:table-cell>
          <table:table-cell table:style-name="ce32" table:formula="of:=VALUE(50/[.D11])" office:value-type="float" office:value="6.25" calcext:value-type="float">
            <text:p>6.25</text:p>
          </table:table-cell>
          <table:table-cell table:style-name="ce1" table:formula="of:=IF([.B11]=0;[.$A11];&quot;&quot;)">
            <text:p/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0" calcext:value-type="float">
            <text:p>0</text:p>
          </table:table-cell>
          <table:table-cell table:style-name="ce28" table:formula="of:=COUNTIF(Last12;[.A12])" office:value-type="float" office:value="0" calcext:value-type="float">
            <text:p>0</text:p>
          </table:table-cell>
          <table:table-cell table:style-name="ce29" table:formula="of:=COUNTIF(Last50;[.A12])" office:value-type="float" office:value="8" calcext:value-type="float">
            <text:p>8</text:p>
          </table:table-cell>
          <table:table-cell table:style-name="ce30" table:formula="of:=COUNTIF(Last100;[.A12])" office:value-type="float" office:value="17" calcext:value-type="float">
            <text:p>17</text:p>
          </table:table-cell>
          <table:table-cell table:style-name="ce31" table:formula="of:=COUNTIF(Total;[.A12])" office:value-type="float" office:value="272" calcext:value-type="float">
            <text:p>272</text:p>
          </table:table-cell>
          <table:table-cell table:style-name="ce32" table:formula="of:=VALUE(50/[.D12])" office:value-type="float" office:value="6.25" calcext:value-type="float">
            <text:p>6.25</text:p>
          </table:table-cell>
          <table:table-cell table:style-name="ce1" table:formula="of:=IF([.B12]=0;[.$A12];&quot;&quot;)" office:value-type="float" office:value="11" calcext:value-type="float">
            <text:p>11</text:p>
          </table:table-cell>
          <table:table-cell table:style-name="ce33" table:formula="of:=IF([.C12]=0;[.$A12];&quot;&quot;)" office:value-type="float" office:value="11" calcext:value-type="float">
            <text:p>11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0" calcext:value-type="float">
            <text:p>0</text:p>
          </table:table-cell>
          <table:table-cell table:style-name="ce28" table:formula="of:=COUNTIF(Last12;[.A13])" office:value-type="float" office:value="0" calcext:value-type="float">
            <text:p>0</text:p>
          </table:table-cell>
          <table:table-cell table:style-name="ce29" table:formula="of:=COUNTIF(Last50;[.A13])" office:value-type="float" office:value="6" calcext:value-type="float">
            <text:p>6</text:p>
          </table:table-cell>
          <table:table-cell table:style-name="ce30" table:formula="of:=COUNTIF(Last100;[.A13])" office:value-type="float" office:value="16" calcext:value-type="float">
            <text:p>16</text:p>
          </table:table-cell>
          <table:table-cell table:style-name="ce31" table:formula="of:=COUNTIF(Total;[.A13])" office:value-type="float" office:value="277" calcext:value-type="float">
            <text:p>277</text:p>
          </table:table-cell>
          <table:table-cell table:style-name="ce32" table:formula="of:=VALUE(50/[.D13])" office:value-type="float" office:value="8.33333333333333" calcext:value-type="float">
            <text:p>8.33333333333333</text:p>
          </table:table-cell>
          <table:table-cell table:style-name="ce1" table:formula="of:=IF([.B13]=0;[.$A13];&quot;&quot;)" office:value-type="float" office:value="12" calcext:value-type="float">
            <text:p>12</text:p>
          </table:table-cell>
          <table:table-cell table:style-name="ce33" table:formula="of:=IF([.C13]=0;[.$A13];&quot;&quot;)" office:value-type="float" office:value="12" calcext:value-type="float">
            <text:p>12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0" calcext:value-type="float">
            <text:p>0</text:p>
          </table:table-cell>
          <table:table-cell table:style-name="ce28" table:formula="of:=COUNTIF(Last12;[.A14])" office:value-type="float" office:value="1" calcext:value-type="float">
            <text:p>1</text:p>
          </table:table-cell>
          <table:table-cell table:style-name="ce29" table:formula="of:=COUNTIF(Last50;[.A14])" office:value-type="float" office:value="5" calcext:value-type="float">
            <text:p>5</text:p>
          </table:table-cell>
          <table:table-cell table:style-name="ce30" table:formula="of:=COUNTIF(Last100;[.A14])" office:value-type="float" office:value="9" calcext:value-type="float">
            <text:p>9</text:p>
          </table:table-cell>
          <table:table-cell table:style-name="ce31" table:formula="of:=COUNTIF(Total;[.A14])" office:value-type="float" office:value="281" calcext:value-type="float">
            <text:p>281</text:p>
          </table:table-cell>
          <table:table-cell table:style-name="ce32" table:formula="of:=VALUE(50/[.D14])" office:value-type="float" office:value="10" calcext:value-type="float">
            <text:p>10</text:p>
          </table:table-cell>
          <table:table-cell table:style-name="ce1" table:formula="of:=IF([.B14]=0;[.$A14];&quot;&quot;)" office:value-type="float" office:value="13" calcext:value-type="float">
            <text:p>13</text:p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0" calcext:value-type="float">
            <text:p>0</text:p>
          </table:table-cell>
          <table:table-cell table:style-name="ce28" table:formula="of:=COUNTIF(Last12;[.A15])" office:value-type="float" office:value="0" calcext:value-type="float">
            <text:p>0</text:p>
          </table:table-cell>
          <table:table-cell table:style-name="ce29" table:formula="of:=COUNTIF(Last50;[.A15])" office:value-type="float" office:value="1" calcext:value-type="float">
            <text:p>1</text:p>
          </table:table-cell>
          <table:table-cell table:style-name="ce30" table:formula="of:=COUNTIF(Last100;[.A15])" office:value-type="float" office:value="10" calcext:value-type="float">
            <text:p>10</text:p>
          </table:table-cell>
          <table:table-cell table:style-name="ce31" table:formula="of:=COUNTIF(Total;[.A15])" office:value-type="float" office:value="246" calcext:value-type="float">
            <text:p>246</text:p>
          </table:table-cell>
          <table:table-cell table:style-name="ce32" table:formula="of:=VALUE(50/[.D15])" office:value-type="float" office:value="50" calcext:value-type="float">
            <text:p>50</text:p>
          </table:table-cell>
          <table:table-cell table:style-name="ce1" table:formula="of:=IF([.B15]=0;[.$A15];&quot;&quot;)" office:value-type="float" office:value="14" calcext:value-type="float">
            <text:p>14</text:p>
          </table:table-cell>
          <table:table-cell table:style-name="ce33" table:formula="of:=IF([.C15]=0;[.$A15];&quot;&quot;)" office:value-type="float" office:value="14" calcext:value-type="float">
            <text:p>1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0" calcext:value-type="float">
            <text:p>0</text:p>
          </table:table-cell>
          <table:table-cell table:style-name="ce28" table:formula="of:=COUNTIF(Last12;[.A16])" office:value-type="float" office:value="1" calcext:value-type="float">
            <text:p>1</text:p>
          </table:table-cell>
          <table:table-cell table:style-name="ce29" table:formula="of:=COUNTIF(Last50;[.A16])" office:value-type="float" office:value="2" calcext:value-type="float">
            <text:p>2</text:p>
          </table:table-cell>
          <table:table-cell table:style-name="ce30" table:formula="of:=COUNTIF(Last100;[.A16])" office:value-type="float" office:value="10" calcext:value-type="float">
            <text:p>10</text:p>
          </table:table-cell>
          <table:table-cell table:style-name="ce31" table:formula="of:=COUNTIF(Total;[.A16])" office:value-type="float" office:value="255" calcext:value-type="float">
            <text:p>255</text:p>
          </table:table-cell>
          <table:table-cell table:style-name="ce32" table:formula="of:=VALUE(50/[.D16])" office:value-type="float" office:value="25" calcext:value-type="float">
            <text:p>25</text:p>
          </table:table-cell>
          <table:table-cell table:style-name="ce1" table:formula="of:=IF([.B16]=0;[.$A16];&quot;&quot;)" office:value-type="float" office:value="15" calcext:value-type="float">
            <text:p>15</text:p>
          </table:table-cell>
          <table:table-cell table:style-name="ce33" table:formula="of:=IF([.C16]=0;[.$A1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0" calcext:value-type="float">
            <text:p>0</text:p>
          </table:table-cell>
          <table:table-cell table:style-name="ce28" table:formula="of:=COUNTIF(Last12;[.A17])" office:value-type="float" office:value="0" calcext:value-type="float">
            <text:p>0</text:p>
          </table:table-cell>
          <table:table-cell table:style-name="ce29" table:formula="of:=COUNTIF(Last50;[.A17])" office:value-type="float" office:value="4" calcext:value-type="float">
            <text:p>4</text:p>
          </table:table-cell>
          <table:table-cell table:style-name="ce30" table:formula="of:=COUNTIF(Last100;[.A17])" office:value-type="float" office:value="11" calcext:value-type="float">
            <text:p>11</text:p>
          </table:table-cell>
          <table:table-cell table:style-name="ce31" table:formula="of:=COUNTIF(Total;[.A17])" office:value-type="float" office:value="276" calcext:value-type="float">
            <text:p>276</text:p>
          </table:table-cell>
          <table:table-cell table:style-name="ce32" table:formula="of:=VALUE(50/[.D17])" office:value-type="float" office:value="12.5" calcext:value-type="float">
            <text:p>12.5</text:p>
          </table:table-cell>
          <table:table-cell table:style-name="ce1" table:formula="of:=IF([.B17]=0;[.$A17];&quot;&quot;)" office:value-type="float" office:value="16" calcext:value-type="float">
            <text:p>16</text:p>
          </table:table-cell>
          <table:table-cell table:style-name="ce33" table:formula="of:=IF([.C17]=0;[.$A17];&quot;&quot;)" office:value-type="float" office:value="16" calcext:value-type="float">
            <text:p>16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2" calcext:value-type="float">
            <text:p>2</text:p>
          </table:table-cell>
          <table:table-cell table:style-name="ce28" table:formula="of:=COUNTIF(Last12;[.A18])" office:value-type="float" office:value="2" calcext:value-type="float">
            <text:p>2</text:p>
          </table:table-cell>
          <table:table-cell table:style-name="ce29" table:formula="of:=COUNTIF(Last50;[.A18])" office:value-type="float" office:value="6" calcext:value-type="float">
            <text:p>6</text:p>
          </table:table-cell>
          <table:table-cell table:style-name="ce30" table:formula="of:=COUNTIF(Last100;[.A18])" office:value-type="float" office:value="11" calcext:value-type="float">
            <text:p>11</text:p>
          </table:table-cell>
          <table:table-cell table:style-name="ce31" table:formula="of:=COUNTIF(Total;[.A18])" office:value-type="float" office:value="236" calcext:value-type="float">
            <text:p>236</text:p>
          </table:table-cell>
          <table:table-cell table:style-name="ce32" table:formula="of:=VALUE(50/[.D18])" office:value-type="float" office:value="8.33333333333333" calcext:value-type="float">
            <text:p>8.33333333333333</text:p>
          </table:table-cell>
          <table:table-cell table:style-name="ce1" table:formula="of:=IF([.B18]=0;[.$A18];&quot;&quot;)">
            <text:p/>
          </table:table-cell>
          <table:table-cell table:style-name="ce33" table:formula="of:=IF([.C18]=0;[.$A1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1" calcext:value-type="float">
            <text:p>1</text:p>
          </table:table-cell>
          <table:table-cell table:style-name="ce28" table:formula="of:=COUNTIF(Last12;[.A19])" office:value-type="float" office:value="2" calcext:value-type="float">
            <text:p>2</text:p>
          </table:table-cell>
          <table:table-cell table:style-name="ce29" table:formula="of:=COUNTIF(Last50;[.A19])" office:value-type="float" office:value="9" calcext:value-type="float">
            <text:p>9</text:p>
          </table:table-cell>
          <table:table-cell table:style-name="ce30" table:formula="of:=COUNTIF(Last100;[.A19])" office:value-type="float" office:value="17" calcext:value-type="float">
            <text:p>17</text:p>
          </table:table-cell>
          <table:table-cell table:style-name="ce31" table:formula="of:=COUNTIF(Total;[.A19])" office:value-type="float" office:value="294" calcext:value-type="float">
            <text:p>294</text:p>
          </table:table-cell>
          <table:table-cell table:style-name="ce32" table:formula="of:=VALUE(50/[.D19])" office:value-type="float" office:value="5.55555555555556" calcext:value-type="float">
            <text:p>5.55555555555556</text:p>
          </table:table-cell>
          <table:table-cell table:style-name="ce1" table:formula="of:=IF([.B19]=0;[.$A19];&quot;&quot;)">
            <text:p/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2" calcext:value-type="float">
            <text:p>2</text:p>
          </table:table-cell>
          <table:table-cell table:style-name="ce28" table:formula="of:=COUNTIF(Last12;[.A20])" office:value-type="float" office:value="4" calcext:value-type="float">
            <text:p>4</text:p>
          </table:table-cell>
          <table:table-cell table:style-name="ce29" table:formula="of:=COUNTIF(Last50;[.A20])" office:value-type="float" office:value="12" calcext:value-type="float">
            <text:p>12</text:p>
          </table:table-cell>
          <table:table-cell table:style-name="ce30" table:formula="of:=COUNTIF(Last100;[.A20])" office:value-type="float" office:value="23" calcext:value-type="float">
            <text:p>23</text:p>
          </table:table-cell>
          <table:table-cell table:style-name="ce31" table:formula="of:=COUNTIF(Total;[.A20])" office:value-type="float" office:value="279" calcext:value-type="float">
            <text:p>279</text:p>
          </table:table-cell>
          <table:table-cell table:style-name="ce32" table:formula="of:=VALUE(50/[.D20])" office:value-type="float" office:value="4.16666666666667" calcext:value-type="float">
            <text:p>4.16666666666667</text:p>
          </table:table-cell>
          <table:table-cell table:style-name="ce1" table:formula="of:=IF([.B20]=0;[.$A20];&quot;&quot;)">
            <text:p/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1" calcext:value-type="float">
            <text:p>1</text:p>
          </table:table-cell>
          <table:table-cell table:style-name="ce28" table:formula="of:=COUNTIF(Last12;[.A21])" office:value-type="float" office:value="1" calcext:value-type="float">
            <text:p>1</text:p>
          </table:table-cell>
          <table:table-cell table:style-name="ce29" table:formula="of:=COUNTIF(Last50;[.A21])" office:value-type="float" office:value="8" calcext:value-type="float">
            <text:p>8</text:p>
          </table:table-cell>
          <table:table-cell table:style-name="ce30" table:formula="of:=COUNTIF(Last100;[.A21])" office:value-type="float" office:value="21" calcext:value-type="float">
            <text:p>21</text:p>
          </table:table-cell>
          <table:table-cell table:style-name="ce31" table:formula="of:=COUNTIF(Total;[.A21])" office:value-type="float" office:value="261" calcext:value-type="float">
            <text:p>261</text:p>
          </table:table-cell>
          <table:table-cell table:style-name="ce32" table:formula="of:=VALUE(50/[.D21])" office:value-type="float" office:value="6.25" calcext:value-type="float">
            <text:p>6.25</text:p>
          </table:table-cell>
          <table:table-cell table:style-name="ce1" table:formula="of:=IF([.B21]=0;[.$A21];&quot;&quot;)">
            <text:p/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1" calcext:value-type="float">
            <text:p>1</text:p>
          </table:table-cell>
          <table:table-cell table:style-name="ce28" table:formula="of:=COUNTIF(Last12;[.A22])" office:value-type="float" office:value="1" calcext:value-type="float">
            <text:p>1</text:p>
          </table:table-cell>
          <table:table-cell table:style-name="ce29" table:formula="of:=COUNTIF(Last50;[.A22])" office:value-type="float" office:value="6" calcext:value-type="float">
            <text:p>6</text:p>
          </table:table-cell>
          <table:table-cell table:style-name="ce30" table:formula="of:=COUNTIF(Last100;[.A22])" office:value-type="float" office:value="9" calcext:value-type="float">
            <text:p>9</text:p>
          </table:table-cell>
          <table:table-cell table:style-name="ce31" table:formula="of:=COUNTIF(Total;[.A22])" office:value-type="float" office:value="263" calcext:value-type="float">
            <text:p>263</text:p>
          </table:table-cell>
          <table:table-cell table:style-name="ce32" table:formula="of:=VALUE(50/[.D22])" office:value-type="float" office:value="8.33333333333333" calcext:value-type="float">
            <text:p>8.33333333333333</text:p>
          </table:table-cell>
          <table:table-cell table:style-name="ce1" table:formula="of:=IF([.B22]=0;[.$A22];&quot;&quot;)">
            <text:p/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2" calcext:value-type="float">
            <text:p>2</text:p>
          </table:table-cell>
          <table:table-cell table:style-name="ce28" table:formula="of:=COUNTIF(Last12;[.A23])" office:value-type="float" office:value="2" calcext:value-type="float">
            <text:p>2</text:p>
          </table:table-cell>
          <table:table-cell table:style-name="ce29" table:formula="of:=COUNTIF(Last50;[.A23])" office:value-type="float" office:value="4" calcext:value-type="float">
            <text:p>4</text:p>
          </table:table-cell>
          <table:table-cell table:style-name="ce30" table:formula="of:=COUNTIF(Last100;[.A23])" office:value-type="float" office:value="8" calcext:value-type="float">
            <text:p>8</text:p>
          </table:table-cell>
          <table:table-cell table:style-name="ce31" table:formula="of:=COUNTIF(Total;[.A23])" office:value-type="float" office:value="257" calcext:value-type="float">
            <text:p>257</text:p>
          </table:table-cell>
          <table:table-cell table:style-name="ce32" table:formula="of:=VALUE(50/[.D23])" office:value-type="float" office:value="12.5" calcext:value-type="float">
            <text:p>12.5</text:p>
          </table:table-cell>
          <table:table-cell table:style-name="ce1" table:formula="of:=IF([.B23]=0;[.$A23];&quot;&quot;)">
            <text:p/>
          </table:table-cell>
          <table:table-cell table:style-name="ce33" table:formula="of:=IF([.C23]=0;[.$A2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0" calcext:value-type="float">
            <text:p>0</text:p>
          </table:table-cell>
          <table:table-cell table:style-name="ce28" table:formula="of:=COUNTIF(Last12;[.A24])" office:value-type="float" office:value="2" calcext:value-type="float">
            <text:p>2</text:p>
          </table:table-cell>
          <table:table-cell table:style-name="ce29" table:formula="of:=COUNTIF(Last50;[.A24])" office:value-type="float" office:value="8" calcext:value-type="float">
            <text:p>8</text:p>
          </table:table-cell>
          <table:table-cell table:style-name="ce30" table:formula="of:=COUNTIF(Last100;[.A24])" office:value-type="float" office:value="13" calcext:value-type="float">
            <text:p>13</text:p>
          </table:table-cell>
          <table:table-cell table:style-name="ce31" table:formula="of:=COUNTIF(Total;[.A24])" office:value-type="float" office:value="270" calcext:value-type="float">
            <text:p>270</text:p>
          </table:table-cell>
          <table:table-cell table:style-name="ce32" table:formula="of:=VALUE(50/[.D24])" office:value-type="float" office:value="6.25" calcext:value-type="float">
            <text:p>6.25</text:p>
          </table:table-cell>
          <table:table-cell table:style-name="ce1" table:formula="of:=IF([.B24]=0;[.$A24];&quot;&quot;)" office:value-type="float" office:value="23" calcext:value-type="float">
            <text:p>23</text:p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1" calcext:value-type="float">
            <text:p>1</text:p>
          </table:table-cell>
          <table:table-cell table:style-name="ce28" table:formula="of:=COUNTIF(Last12;[.A25])" office:value-type="float" office:value="3" calcext:value-type="float">
            <text:p>3</text:p>
          </table:table-cell>
          <table:table-cell table:style-name="ce29" table:formula="of:=COUNTIF(Last50;[.A25])" office:value-type="float" office:value="8" calcext:value-type="float">
            <text:p>8</text:p>
          </table:table-cell>
          <table:table-cell table:style-name="ce30" table:formula="of:=COUNTIF(Last100;[.A25])" office:value-type="float" office:value="13" calcext:value-type="float">
            <text:p>13</text:p>
          </table:table-cell>
          <table:table-cell table:style-name="ce31" table:formula="of:=COUNTIF(Total;[.A25])" office:value-type="float" office:value="271" calcext:value-type="float">
            <text:p>271</text:p>
          </table:table-cell>
          <table:table-cell table:style-name="ce32" table:formula="of:=VALUE(50/[.D25])" office:value-type="float" office:value="6.25" calcext:value-type="float">
            <text:p>6.25</text:p>
          </table:table-cell>
          <table:table-cell table:style-name="ce1" table:formula="of:=IF([.B25]=0;[.$A25];&quot;&quot;)">
            <text:p/>
          </table:table-cell>
          <table:table-cell table:style-name="ce33" table:formula="of:=IF([.C25]=0;[.$A2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1" calcext:value-type="float">
            <text:p>1</text:p>
          </table:table-cell>
          <table:table-cell table:style-name="ce28" table:formula="of:=COUNTIF(Last12;[.A26])" office:value-type="float" office:value="2" calcext:value-type="float">
            <text:p>2</text:p>
          </table:table-cell>
          <table:table-cell table:style-name="ce29" table:formula="of:=COUNTIF(Last50;[.A26])" office:value-type="float" office:value="7" calcext:value-type="float">
            <text:p>7</text:p>
          </table:table-cell>
          <table:table-cell table:style-name="ce30" table:formula="of:=COUNTIF(Last100;[.A26])" office:value-type="float" office:value="14" calcext:value-type="float">
            <text:p>14</text:p>
          </table:table-cell>
          <table:table-cell table:style-name="ce31" table:formula="of:=COUNTIF(Total;[.A26])" office:value-type="float" office:value="244" calcext:value-type="float">
            <text:p>244</text:p>
          </table:table-cell>
          <table:table-cell table:style-name="ce32" table:formula="of:=VALUE(50/[.D26])" office:value-type="float" office:value="7.14285714285714" calcext:value-type="float">
            <text:p>7.14285714285714</text:p>
          </table:table-cell>
          <table:table-cell table:style-name="ce1" table:formula="of:=IF([.B26]=0;[.$A26];&quot;&quot;)">
            <text:p/>
          </table:table-cell>
          <table:table-cell table:style-name="ce33" table:formula="of:=IF([.C26]=0;[.$A2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0" calcext:value-type="float">
            <text:p>0</text:p>
          </table:table-cell>
          <table:table-cell table:style-name="ce28" table:formula="of:=COUNTIF(Last12;[.A27])" office:value-type="float" office:value="2" calcext:value-type="float">
            <text:p>2</text:p>
          </table:table-cell>
          <table:table-cell table:style-name="ce29" table:formula="of:=COUNTIF(Last50;[.A27])" office:value-type="float" office:value="7" calcext:value-type="float">
            <text:p>7</text:p>
          </table:table-cell>
          <table:table-cell table:style-name="ce30" table:formula="of:=COUNTIF(Last100;[.A27])" office:value-type="float" office:value="21" calcext:value-type="float">
            <text:p>21</text:p>
          </table:table-cell>
          <table:table-cell table:style-name="ce31" table:formula="of:=COUNTIF(Total;[.A27])" office:value-type="float" office:value="248" calcext:value-type="float">
            <text:p>248</text:p>
          </table:table-cell>
          <table:table-cell table:style-name="ce32" table:formula="of:=VALUE(50/[.D27])" office:value-type="float" office:value="7.14285714285714" calcext:value-type="float">
            <text:p>7.14285714285714</text:p>
          </table:table-cell>
          <table:table-cell table:style-name="ce1" table:formula="of:=IF([.B27]=0;[.$A27];&quot;&quot;)" office:value-type="float" office:value="26" calcext:value-type="float">
            <text:p>26</text:p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2" calcext:value-type="float">
            <text:p>2</text:p>
          </table:table-cell>
          <table:table-cell table:style-name="ce28" table:formula="of:=COUNTIF(Last12;[.A28])" office:value-type="float" office:value="4" calcext:value-type="float">
            <text:p>4</text:p>
          </table:table-cell>
          <table:table-cell table:style-name="ce29" table:formula="of:=COUNTIF(Last50;[.A28])" office:value-type="float" office:value="12" calcext:value-type="float">
            <text:p>12</text:p>
          </table:table-cell>
          <table:table-cell table:style-name="ce30" table:formula="of:=COUNTIF(Last100;[.A28])" office:value-type="float" office:value="15" calcext:value-type="float">
            <text:p>15</text:p>
          </table:table-cell>
          <table:table-cell table:style-name="ce31" table:formula="of:=COUNTIF(Total;[.A28])" office:value-type="float" office:value="278" calcext:value-type="float">
            <text:p>278</text:p>
          </table:table-cell>
          <table:table-cell table:style-name="ce32" table:formula="of:=VALUE(50/[.D28])" office:value-type="float" office:value="4.16666666666667" calcext:value-type="float">
            <text:p>4.16666666666667</text:p>
          </table:table-cell>
          <table:table-cell table:style-name="ce1" table:formula="of:=IF([.B28]=0;[.$A28];&quot;&quot;)">
            <text:p/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0" calcext:value-type="float">
            <text:p>0</text:p>
          </table:table-cell>
          <table:table-cell table:style-name="ce28" table:formula="of:=COUNTIF(Last12;[.A29])" office:value-type="float" office:value="2" calcext:value-type="float">
            <text:p>2</text:p>
          </table:table-cell>
          <table:table-cell table:style-name="ce29" table:formula="of:=COUNTIF(Last50;[.A29])" office:value-type="float" office:value="7" calcext:value-type="float">
            <text:p>7</text:p>
          </table:table-cell>
          <table:table-cell table:style-name="ce30" table:formula="of:=COUNTIF(Last100;[.A29])" office:value-type="float" office:value="12" calcext:value-type="float">
            <text:p>12</text:p>
          </table:table-cell>
          <table:table-cell table:style-name="ce31" table:formula="of:=COUNTIF(Total;[.A29])" office:value-type="float" office:value="247" calcext:value-type="float">
            <text:p>247</text:p>
          </table:table-cell>
          <table:table-cell table:style-name="ce32" table:formula="of:=VALUE(50/[.D29])" office:value-type="float" office:value="7.14285714285714" calcext:value-type="float">
            <text:p>7.14285714285714</text:p>
          </table:table-cell>
          <table:table-cell table:style-name="ce1" table:formula="of:=IF([.B29]=0;[.$A29];&quot;&quot;)" office:value-type="float" office:value="28" calcext:value-type="float">
            <text:p>28</text:p>
          </table:table-cell>
          <table:table-cell table:style-name="ce33" table:formula="of:=IF([.C29]=0;[.$A2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0" calcext:value-type="float">
            <text:p>0</text:p>
          </table:table-cell>
          <table:table-cell table:style-name="ce28" table:formula="of:=COUNTIF(Last12;[.A30])" office:value-type="float" office:value="2" calcext:value-type="float">
            <text:p>2</text:p>
          </table:table-cell>
          <table:table-cell table:style-name="ce29" table:formula="of:=COUNTIF(Last50;[.A30])" office:value-type="float" office:value="8" calcext:value-type="float">
            <text:p>8</text:p>
          </table:table-cell>
          <table:table-cell table:style-name="ce30" table:formula="of:=COUNTIF(Last100;[.A30])" office:value-type="float" office:value="16" calcext:value-type="float">
            <text:p>16</text:p>
          </table:table-cell>
          <table:table-cell table:style-name="ce31" table:formula="of:=COUNTIF(Total;[.A30])" office:value-type="float" office:value="233" calcext:value-type="float">
            <text:p>233</text:p>
          </table:table-cell>
          <table:table-cell table:style-name="ce32" table:formula="of:=VALUE(50/[.D30])" office:value-type="float" office:value="6.25" calcext:value-type="float">
            <text:p>6.25</text:p>
          </table:table-cell>
          <table:table-cell table:style-name="ce1" table:formula="of:=IF([.B30]=0;[.$A30];&quot;&quot;)" office:value-type="float" office:value="29" calcext:value-type="float">
            <text:p>29</text:p>
          </table:table-cell>
          <table:table-cell table:style-name="ce33" table:formula="of:=IF([.C30]=0;[.$A3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0" calcext:value-type="float">
            <text:p>0</text:p>
          </table:table-cell>
          <table:table-cell table:style-name="ce28" table:formula="of:=COUNTIF(Last12;[.A31])" office:value-type="float" office:value="2" calcext:value-type="float">
            <text:p>2</text:p>
          </table:table-cell>
          <table:table-cell table:style-name="ce29" table:formula="of:=COUNTIF(Last50;[.A31])" office:value-type="float" office:value="3" calcext:value-type="float">
            <text:p>3</text:p>
          </table:table-cell>
          <table:table-cell table:style-name="ce30" table:formula="of:=COUNTIF(Last100;[.A31])" office:value-type="float" office:value="9" calcext:value-type="float">
            <text:p>9</text:p>
          </table:table-cell>
          <table:table-cell table:style-name="ce31" table:formula="of:=COUNTIF(Total;[.A31])" office:value-type="float" office:value="267" calcext:value-type="float">
            <text:p>267</text:p>
          </table:table-cell>
          <table:table-cell table:style-name="ce32" table:formula="of:=VALUE(50/[.D31])" office:value-type="float" office:value="16.6666666666667" calcext:value-type="float">
            <text:p>16.6666666666667</text:p>
          </table:table-cell>
          <table:table-cell table:style-name="ce1" table:formula="of:=IF([.B31]=0;[.$A31];&quot;&quot;)" office:value-type="float" office:value="30" calcext:value-type="float">
            <text:p>30</text:p>
          </table:table-cell>
          <table:table-cell table:style-name="ce33" table:formula="of:=IF([.C31]=0;[.$A3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1" calcext:value-type="float">
            <text:p>1</text:p>
          </table:table-cell>
          <table:table-cell table:style-name="ce28" table:formula="of:=COUNTIF(Last12;[.A32])" office:value-type="float" office:value="2" calcext:value-type="float">
            <text:p>2</text:p>
          </table:table-cell>
          <table:table-cell table:style-name="ce29" table:formula="of:=COUNTIF(Last50;[.A32])" office:value-type="float" office:value="10" calcext:value-type="float">
            <text:p>10</text:p>
          </table:table-cell>
          <table:table-cell table:style-name="ce30" table:formula="of:=COUNTIF(Last100;[.A32])" office:value-type="float" office:value="20" calcext:value-type="float">
            <text:p>20</text:p>
          </table:table-cell>
          <table:table-cell table:style-name="ce31" table:formula="of:=COUNTIF(Total;[.A32])" office:value-type="float" office:value="267" calcext:value-type="float">
            <text:p>267</text:p>
          </table:table-cell>
          <table:table-cell table:style-name="ce32" table:formula="of:=VALUE(50/[.D32])" office:value-type="float" office:value="5" calcext:value-type="float">
            <text:p>5</text:p>
          </table:table-cell>
          <table:table-cell table:style-name="ce1" table:formula="of:=IF([.B32]=0;[.$A32];&quot;&quot;)">
            <text:p/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1" calcext:value-type="float">
            <text:p>1</text:p>
          </table:table-cell>
          <table:table-cell table:style-name="ce28" table:formula="of:=COUNTIF(Last12;[.A33])" office:value-type="float" office:value="1" calcext:value-type="float">
            <text:p>1</text:p>
          </table:table-cell>
          <table:table-cell table:style-name="ce29" table:formula="of:=COUNTIF(Last50;[.A33])" office:value-type="float" office:value="6" calcext:value-type="float">
            <text:p>6</text:p>
          </table:table-cell>
          <table:table-cell table:style-name="ce30" table:formula="of:=COUNTIF(Last100;[.A33])" office:value-type="float" office:value="17" calcext:value-type="float">
            <text:p>17</text:p>
          </table:table-cell>
          <table:table-cell table:style-name="ce31" table:formula="of:=COUNTIF(Total;[.A33])" office:value-type="float" office:value="243" calcext:value-type="float">
            <text:p>243</text:p>
          </table:table-cell>
          <table:table-cell table:style-name="ce32" table:formula="of:=VALUE(50/[.D33])" office:value-type="float" office:value="8.33333333333333" calcext:value-type="float">
            <text:p>8.33333333333333</text:p>
          </table:table-cell>
          <table:table-cell table:style-name="ce1" table:formula="of:=IF([.B33]=0;[.$A33];&quot;&quot;)">
            <text:p/>
          </table:table-cell>
          <table:table-cell table:style-name="ce33" table:formula="of:=IF([.C33]=0;[.$A3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1" calcext:value-type="float">
            <text:p>1</text:p>
          </table:table-cell>
          <table:table-cell table:style-name="ce28" table:formula="of:=COUNTIF(Last12;[.A34])" office:value-type="float" office:value="2" calcext:value-type="float">
            <text:p>2</text:p>
          </table:table-cell>
          <table:table-cell table:style-name="ce29" table:formula="of:=COUNTIF(Last50;[.A34])" office:value-type="float" office:value="8" calcext:value-type="float">
            <text:p>8</text:p>
          </table:table-cell>
          <table:table-cell table:style-name="ce30" table:formula="of:=COUNTIF(Last100;[.A34])" office:value-type="float" office:value="11" calcext:value-type="float">
            <text:p>11</text:p>
          </table:table-cell>
          <table:table-cell table:style-name="ce31" table:formula="of:=COUNTIF(Total;[.A34])" office:value-type="float" office:value="284" calcext:value-type="float">
            <text:p>284</text:p>
          </table:table-cell>
          <table:table-cell table:style-name="ce32" table:formula="of:=VALUE(50/[.D34])" office:value-type="float" office:value="6.25" calcext:value-type="float">
            <text:p>6.25</text:p>
          </table:table-cell>
          <table:table-cell table:style-name="ce1" table:formula="of:=IF([.B34]=0;[.$A34];&quot;&quot;)">
            <text:p/>
          </table:table-cell>
          <table:table-cell table:style-name="ce33" table:formula="of:=IF([.C34]=0;[.$A3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2" calcext:value-type="float">
            <text:p>2</text:p>
          </table:table-cell>
          <table:table-cell table:style-name="ce28" table:formula="of:=COUNTIF(Last12;[.A35])" office:value-type="float" office:value="4" calcext:value-type="float">
            <text:p>4</text:p>
          </table:table-cell>
          <table:table-cell table:style-name="ce29" table:formula="of:=COUNTIF(Last50;[.A35])" office:value-type="float" office:value="10" calcext:value-type="float">
            <text:p>10</text:p>
          </table:table-cell>
          <table:table-cell table:style-name="ce30" table:formula="of:=COUNTIF(Last100;[.A35])" office:value-type="float" office:value="18" calcext:value-type="float">
            <text:p>18</text:p>
          </table:table-cell>
          <table:table-cell table:style-name="ce31" table:formula="of:=COUNTIF(Total;[.A35])" office:value-type="float" office:value="271" calcext:value-type="float">
            <text:p>271</text:p>
          </table:table-cell>
          <table:table-cell table:style-name="ce32" table:formula="of:=VALUE(50/[.D35])" office:value-type="float" office:value="5" calcext:value-type="float">
            <text:p>5</text:p>
          </table:table-cell>
          <table:table-cell table:style-name="ce1" table:formula="of:=IF([.B35]=0;[.$A35];&quot;&quot;)">
            <text:p/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1" calcext:value-type="float">
            <text:p>1</text:p>
          </table:table-cell>
          <table:table-cell table:style-name="ce28" table:formula="of:=COUNTIF(Last12;[.A36])" office:value-type="float" office:value="1" calcext:value-type="float">
            <text:p>1</text:p>
          </table:table-cell>
          <table:table-cell table:style-name="ce29" table:formula="of:=COUNTIF(Last50;[.A36])" office:value-type="float" office:value="3" calcext:value-type="float">
            <text:p>3</text:p>
          </table:table-cell>
          <table:table-cell table:style-name="ce30" table:formula="of:=COUNTIF(Last100;[.A36])" office:value-type="float" office:value="8" calcext:value-type="float">
            <text:p>8</text:p>
          </table:table-cell>
          <table:table-cell table:style-name="ce31" table:formula="of:=COUNTIF(Total;[.A36])" office:value-type="float" office:value="245" calcext:value-type="float">
            <text:p>245</text:p>
          </table:table-cell>
          <table:table-cell table:style-name="ce32" table:formula="of:=VALUE(50/[.D36])" office:value-type="float" office:value="16.6666666666667" calcext:value-type="float">
            <text:p>16.6666666666667</text:p>
          </table:table-cell>
          <table:table-cell table:style-name="ce1" table:formula="of:=IF([.B36]=0;[.$A36];&quot;&quot;)">
            <text:p/>
          </table:table-cell>
          <table:table-cell table:style-name="ce33" table:formula="of:=IF([.C36]=0;[.$A3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1" calcext:value-type="float">
            <text:p>1</text:p>
          </table:table-cell>
          <table:table-cell table:style-name="ce28" table:formula="of:=COUNTIF(Last12;[.A37])" office:value-type="float" office:value="3" calcext:value-type="float">
            <text:p>3</text:p>
          </table:table-cell>
          <table:table-cell table:style-name="ce29" table:formula="of:=COUNTIF(Last50;[.A37])" office:value-type="float" office:value="9" calcext:value-type="float">
            <text:p>9</text:p>
          </table:table-cell>
          <table:table-cell table:style-name="ce30" table:formula="of:=COUNTIF(Last100;[.A37])" office:value-type="float" office:value="13" calcext:value-type="float">
            <text:p>13</text:p>
          </table:table-cell>
          <table:table-cell table:style-name="ce31" table:formula="of:=COUNTIF(Total;[.A37])" office:value-type="float" office:value="263" calcext:value-type="float">
            <text:p>263</text:p>
          </table:table-cell>
          <table:table-cell table:style-name="ce32" table:formula="of:=VALUE(50/[.D37])" office:value-type="float" office:value="5.55555555555556" calcext:value-type="float">
            <text:p>5.55555555555556</text:p>
          </table:table-cell>
          <table:table-cell table:style-name="ce1" table:formula="of:=IF([.B37]=0;[.$A37];&quot;&quot;)">
            <text:p/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on-update-keep-styles="true" table:contains-header="false"/>
        <table:database-range table:name="Last50" table:target-range-address="Results.C1:Results.G50" table:on-update-keep-styles="true" table:on-update-keep-size="false"/>
        <table:database-range table:name="Total" table:target-range-address="Results.C1:Results.G2000" table:on-update-keep-styles="true" table:contains-header="false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 style:data-style-name="N2" text:time-value="00:55:51.7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0-27T01:00:53.971000000</dc:date>
    <meta:editing-duration>PT6H33M35S</meta:editing-duration>
    <meta:editing-cycles>36</meta:editing-cycles>
    <meta:document-statistic meta:table-count="2" meta:cell-count="16759" meta:object-count="1"/>
  </office:meta>
</office:document-meta>
</file>

<file path=Object 1/content.xml><?xml version="1.0" encoding="utf-8"?>
<math xmlns="http://www.w3.org/1998/Math/MathML" display="block"/>
</file>